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pt" fo:country="BR"/>
    </style:style>
    <style:style style:name="P2" style:family="paragraph" style:parent-style-name="Standard">
      <style:text-properties style:font-name="Arial" fo:language="pt" fo:country="BR" fo:font-weight="bold" officeooo:rsid="002680be" officeooo:paragraph-rsid="002680be" style:font-weight-asian="bold" style:font-weight-complex="bold"/>
    </style:style>
    <style:style style:name="P3" style:family="paragraph" style:parent-style-name="Standard">
      <style:text-properties style:font-name="Arial" fo:language="pt" fo:country="BR" fo:font-weight="bold" officeooo:rsid="00063f49" officeooo:paragraph-rsid="00063f49" style:font-weight-asian="bold" style:font-weight-complex="bold"/>
    </style:style>
    <style:style style:name="P4" style:family="paragraph" style:parent-style-name="Standard">
      <style:text-properties style:font-name="Arial" fo:language="pt" fo:country="BR" fo:font-weight="bold" officeooo:rsid="0012d9ec" officeooo:paragraph-rsid="0012d9ec" style:font-weight-asian="bold" style:font-weight-complex="bold"/>
    </style:style>
    <style:style style:name="P5" style:family="paragraph" style:parent-style-name="Standard">
      <style:text-properties style:font-name="Arial" fo:language="pt" fo:country="BR" fo:font-weight="bold" officeooo:rsid="002e7a9b" officeooo:paragraph-rsid="002e7a9b" style:font-weight-asian="bold" style:font-weight-complex="bold"/>
    </style:style>
    <style:style style:name="P6" style:family="paragraph" style:parent-style-name="Standard">
      <style:text-properties style:font-name="Arial" fo:language="pt" fo:country="BR" fo:font-weight="bold" officeooo:rsid="001e7076" officeooo:paragraph-rsid="001e7076" fo:background-color="transparent" style:font-weight-asian="bold" style:font-weight-complex="bold"/>
    </style:style>
    <style:style style:name="P7" style:family="paragraph" style:parent-style-name="Standard">
      <style:text-properties style:font-name="Arial" fo:language="pt" fo:country="BR" fo:font-weight="bold" officeooo:rsid="001e7076" officeooo:paragraph-rsid="001e7076" fo:background-color="#ffff00" style:font-weight-asian="bold" style:font-weight-complex="bold"/>
    </style:style>
    <style:style style:name="P8" style:family="paragraph" style:parent-style-name="Standard">
      <style:text-properties style:font-name="Arial" fo:language="pt" fo:country="BR" fo:font-style="italic" fo:font-weight="bold" officeooo:rsid="00135d17" officeooo:paragraph-rsid="00135d17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Arial" fo:language="pt" fo:country="BR" fo:font-style="italic" fo:font-weight="bold" officeooo:rsid="001960e2" officeooo:paragraph-rsid="001960e2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Arial" fo:language="pt" fo:country="BR" fo:font-style="italic" fo:font-weight="bold" officeooo:rsid="0017661e" officeooo:paragraph-rsid="0017661e" fo:background-color="#ffff00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language="pt" fo:country="BR" fo:font-style="italic" fo:font-weight="normal" officeooo:rsid="001e7076" officeooo:paragraph-rsid="001ef385" fo:background-color="#ffff00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language="pt" fo:country="BR" fo:font-style="normal" fo:font-weight="bold" officeooo:rsid="002680be" officeooo:paragraph-rsid="002680be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language="pt" fo:country="BR" fo:font-style="normal" fo:font-weight="normal" officeooo:rsid="0020ddfe" officeooo:paragraph-rsid="0020ddfe" fo:background-color="#ffff0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Arial" fo:language="pt" fo:country="BR" officeooo:rsid="00242293" officeooo:paragraph-rsid="00242293"/>
    </style:style>
    <style:style style:name="P15" style:family="paragraph" style:parent-style-name="Standard">
      <style:text-properties style:font-name="Arial" fo:language="pt" fo:country="BR" officeooo:rsid="002569ba" officeooo:paragraph-rsid="002569ba"/>
    </style:style>
    <style:style style:name="P16" style:family="paragraph" style:parent-style-name="Standard">
      <style:text-properties style:font-name="Arial" fo:language="pt" fo:country="BR" officeooo:rsid="00063f49" officeooo:paragraph-rsid="00063f49"/>
    </style:style>
    <style:style style:name="P17" style:family="paragraph" style:parent-style-name="Standard">
      <style:text-properties style:font-name="Arial" fo:language="pt" fo:country="BR" officeooo:rsid="00135d17" officeooo:paragraph-rsid="00135d17"/>
    </style:style>
    <style:style style:name="P18" style:family="paragraph" style:parent-style-name="Standard">
      <style:text-properties style:font-name="Arial" fo:language="pt" fo:country="BR" officeooo:rsid="00074a50" officeooo:paragraph-rsid="00074a50"/>
    </style:style>
    <style:style style:name="P19" style:family="paragraph" style:parent-style-name="Standard">
      <style:paragraph-properties fo:text-align="justify" style:justify-single-word="false"/>
      <style:text-properties style:font-name="Arial" fo:language="pt" fo:country="BR" officeooo:rsid="00074a50" officeooo:paragraph-rsid="00074a50"/>
    </style:style>
    <style:style style:name="P20" style:family="paragraph" style:parent-style-name="Standard">
      <style:text-properties style:font-name="Arial" fo:language="pt" fo:country="BR" officeooo:rsid="00074a50" officeooo:paragraph-rsid="0007adf6"/>
    </style:style>
    <style:style style:name="P21" style:family="paragraph" style:parent-style-name="Standard">
      <style:text-properties style:font-name="Arial" fo:language="pt" fo:country="BR" officeooo:rsid="0008b4b7" officeooo:paragraph-rsid="00074a50"/>
    </style:style>
    <style:style style:name="P22" style:family="paragraph" style:parent-style-name="Standard">
      <style:text-properties style:font-name="Arial" fo:language="pt" fo:country="BR" officeooo:rsid="0008b4b7" officeooo:paragraph-rsid="0008b4b7"/>
    </style:style>
    <style:style style:name="P23" style:family="paragraph" style:parent-style-name="Standard">
      <style:text-properties style:font-name="Arial" fo:language="pt" fo:country="BR" officeooo:rsid="0007adf6" officeooo:paragraph-rsid="0007adf6"/>
    </style:style>
    <style:style style:name="P24" style:family="paragraph" style:parent-style-name="Standard">
      <style:text-properties style:font-name="Arial" fo:language="pt" fo:country="BR" fo:font-weight="normal" officeooo:rsid="0007adf6" officeooo:paragraph-rsid="0007adf6" style:font-weight-asian="normal" style:font-weight-complex="normal"/>
    </style:style>
    <style:style style:name="P25" style:family="paragraph" style:parent-style-name="Standard">
      <style:text-properties style:font-name="Arial" fo:language="pt" fo:country="BR" fo:font-weight="normal" officeooo:rsid="00063f49" officeooo:paragraph-rsid="00063f49" style:font-weight-asian="normal" style:font-weight-complex="normal"/>
    </style:style>
    <style:style style:name="P26" style:family="paragraph" style:parent-style-name="Standard">
      <style:text-properties style:font-name="Arial" fo:language="pt" fo:country="BR" fo:font-weight="normal" officeooo:rsid="0012d9ec" officeooo:paragraph-rsid="0012d9e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language="pt" fo:country="BR" fo:font-weight="normal" officeooo:rsid="0012d9ec" officeooo:paragraph-rsid="0012d9ec" style:font-weight-asian="normal" style:font-weight-complex="normal"/>
    </style:style>
    <style:style style:name="P28" style:family="paragraph" style:parent-style-name="Standard">
      <style:text-properties style:font-name="Arial" fo:language="pt" fo:country="BR" fo:font-weight="normal" officeooo:rsid="00135d17" officeooo:paragraph-rsid="00135d17" style:font-weight-asian="normal" style:font-weight-complex="normal"/>
    </style:style>
    <style:style style:name="P29" style:family="paragraph" style:parent-style-name="Standard">
      <style:text-properties style:font-name="Arial" fo:language="pt" fo:country="BR" fo:font-weight="normal" officeooo:rsid="001504a2" officeooo:paragraph-rsid="001504a2" style:font-weight-asian="normal" style:font-weight-complex="normal"/>
    </style:style>
    <style:style style:name="P30" style:family="paragraph" style:parent-style-name="Standard">
      <style:text-properties style:font-name="Arial" fo:language="pt" fo:country="BR" fo:font-weight="normal" officeooo:rsid="0016bc7b" officeooo:paragraph-rsid="0016bc7b" style:font-weight-asian="normal" style:font-weight-complex="normal"/>
    </style:style>
    <style:style style:name="P31" style:family="paragraph" style:parent-style-name="Standard">
      <style:text-properties style:font-name="Arial" fo:language="pt" fo:country="BR" fo:font-weight="normal" officeooo:rsid="0017661e" officeooo:paragraph-rsid="0017661e" style:font-weight-asian="normal" style:font-weight-complex="normal"/>
    </style:style>
    <style:style style:name="P32" style:family="paragraph" style:parent-style-name="Standard">
      <style:text-properties style:font-name="Arial" fo:language="pt" fo:country="BR" fo:font-weight="normal" officeooo:rsid="001960e2" officeooo:paragraph-rsid="001960e2" style:font-weight-asian="normal" style:font-weight-complex="normal"/>
    </style:style>
    <style:style style:name="P33" style:family="paragraph" style:parent-style-name="Standard">
      <style:text-properties style:font-name="Arial" fo:language="pt" fo:country="BR" fo:font-weight="normal" officeooo:rsid="00135d17" officeooo:paragraph-rsid="00135d17" fo:background-color="#ffff00" style:font-weight-asian="normal" style:font-weight-complex="normal"/>
    </style:style>
    <style:style style:name="P34" style:family="paragraph" style:parent-style-name="Standard">
      <style:text-properties style:font-name="Arial" fo:language="pt" fo:country="BR" fo:font-weight="normal" officeooo:rsid="001960e2" officeooo:paragraph-rsid="001960e2" fo:background-color="transparent" style:font-weight-asian="normal" style:font-weight-complex="normal"/>
    </style:style>
    <style:style style:name="P35" style:family="paragraph" style:parent-style-name="Standard">
      <style:text-properties style:font-name="Arial" fo:language="pt" fo:country="BR" fo:font-weight="normal" officeooo:rsid="001d3cfb" officeooo:paragraph-rsid="001d3cfb" fo:background-color="transparent" style:font-weight-asian="normal" style:font-weight-complex="normal"/>
    </style:style>
    <style:style style:name="P36" style:family="paragraph" style:parent-style-name="Standard">
      <style:text-properties style:font-name="Arial" fo:language="pt" fo:country="BR" fo:font-weight="normal" officeooo:rsid="001db9dc" officeooo:paragraph-rsid="001db9dc" fo:background-color="transparent" style:font-weight-asian="normal" style:font-weight-complex="normal"/>
    </style:style>
    <style:style style:name="P37" style:family="paragraph" style:parent-style-name="Standard">
      <style:text-properties style:font-name="Arial" fo:language="pt" fo:country="BR" fo:font-weight="normal" officeooo:rsid="001e7076" officeooo:paragraph-rsid="001e7076" fo:background-color="transparent" style:font-weight-asian="normal" style:font-weight-complex="normal"/>
    </style:style>
    <style:style style:name="P38" style:family="paragraph" style:parent-style-name="Standard">
      <style:text-properties style:font-name="Arial" fo:language="pt" fo:country="BR" officeooo:rsid="000daace" officeooo:paragraph-rsid="000daace"/>
    </style:style>
    <style:style style:name="P39" style:family="paragraph" style:parent-style-name="Standard">
      <style:text-properties style:font-name="Arial" fo:language="pt" fo:country="BR" officeooo:rsid="00097d16" officeooo:paragraph-rsid="00097d16"/>
    </style:style>
    <style:style style:name="P40" style:family="paragraph" style:parent-style-name="Standard">
      <style:text-properties style:font-name="Arial" fo:language="pt" fo:country="BR" officeooo:rsid="000b7a06" officeooo:paragraph-rsid="000b7a06"/>
    </style:style>
    <style:style style:name="P41" style:family="paragraph" style:parent-style-name="Standard">
      <style:text-properties style:font-name="Arial" fo:language="pt" fo:country="BR" officeooo:rsid="000bb250" officeooo:paragraph-rsid="000bb250" fo:background-color="#ffff00"/>
    </style:style>
    <style:style style:name="P42" style:family="paragraph" style:parent-style-name="Standard">
      <style:text-properties style:font-name="Arial" fo:language="pt" fo:country="BR" officeooo:rsid="001cf6a8" officeooo:paragraph-rsid="001cf6a8" fo:background-color="#ffff00"/>
    </style:style>
    <style:style style:name="P43" style:family="paragraph" style:parent-style-name="Standard">
      <style:text-properties style:font-name="Arial" fo:language="pt" fo:country="BR" officeooo:rsid="001d3cfb" officeooo:paragraph-rsid="001d3cfb" fo:background-color="#ffff00"/>
    </style:style>
    <style:style style:name="P44" style:family="paragraph" style:parent-style-name="Standard">
      <style:text-properties style:font-name="Arial" fo:language="pt" fo:country="BR" officeooo:rsid="001db9dc" officeooo:paragraph-rsid="001e7076" fo:background-color="#ffff00"/>
    </style:style>
    <style:style style:name="P45" style:family="paragraph" style:parent-style-name="Standard">
      <style:text-properties style:font-name="Arial" fo:language="pt" fo:country="BR" officeooo:rsid="000bb250" officeooo:paragraph-rsid="000bb250"/>
    </style:style>
    <style:style style:name="P46" style:family="paragraph" style:parent-style-name="Standard">
      <style:text-properties style:font-name="Arial" fo:language="pt" fo:country="BR" officeooo:rsid="000bc4e2" officeooo:paragraph-rsid="000bc4e2"/>
    </style:style>
    <style:style style:name="P47" style:family="paragraph" style:parent-style-name="Standard">
      <style:text-properties style:font-name="Arial" fo:language="pt" fo:country="BR" officeooo:rsid="000ea52d" officeooo:paragraph-rsid="0012d9ec"/>
    </style:style>
    <style:style style:name="P48" style:family="paragraph" style:parent-style-name="Standard">
      <style:text-properties style:font-name="Arial" fo:language="pt" fo:country="BR" officeooo:rsid="000ff803" officeooo:paragraph-rsid="0012d9ec"/>
    </style:style>
    <style:style style:name="P49" style:family="paragraph" style:parent-style-name="Standard">
      <style:text-properties style:font-name="Arial" fo:language="pt" fo:country="BR" officeooo:rsid="0012d9ec" officeooo:paragraph-rsid="0012d9ec"/>
    </style:style>
    <style:style style:name="P50" style:family="paragraph" style:parent-style-name="Standard">
      <style:text-properties style:font-name="Arial" fo:language="pt" fo:country="BR" officeooo:rsid="001ab228" officeooo:paragraph-rsid="001ab228"/>
    </style:style>
    <style:style style:name="P51" style:family="paragraph" style:parent-style-name="Standard">
      <style:text-properties style:font-name="Arial" fo:language="pt" fo:country="BR" officeooo:rsid="001cf6a8" officeooo:paragraph-rsid="001cf6a8"/>
    </style:style>
    <style:style style:name="P52" style:family="paragraph" style:parent-style-name="Standard">
      <style:text-properties style:font-name="Arial" fo:language="pt" fo:country="BR" officeooo:rsid="001d3cfb" officeooo:paragraph-rsid="001cf6a8" fo:background-color="transparent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fo:language="pt" fo:country="BR" fo:font-style="normal" fo:font-weight="normal" officeooo:rsid="0020ddfe" officeooo:paragraph-rsid="0020ddf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officeooo:paragraph-rsid="0034f6be"/>
    </style:style>
    <style:style style:name="P55" style:family="paragraph" style:parent-style-name="Standard">
      <style:paragraph-properties fo:break-before="page"/>
      <style:text-properties style:font-name="Arial" fo:language="pt" fo:country="BR"/>
    </style:style>
    <style:style style:name="P56" style:family="paragraph" style:parent-style-name="Standard">
      <style:paragraph-properties fo:break-before="page"/>
      <style:text-properties style:font-name="Arial" fo:language="pt" fo:country="BR" officeooo:rsid="00242293" officeooo:paragraph-rsid="00242293"/>
    </style:style>
    <style:style style:name="P57" style:family="paragraph" style:parent-style-name="Standard">
      <style:paragraph-properties fo:break-before="page"/>
      <style:text-properties style:font-name="Arial" fo:language="pt" fo:country="BR" officeooo:rsid="0007adf6" officeooo:paragraph-rsid="0007adf6"/>
    </style:style>
    <style:style style:name="P58" style:family="paragraph" style:parent-style-name="Standard">
      <style:paragraph-properties fo:break-before="page"/>
      <style:text-properties style:font-name="Arial" fo:language="pt" fo:country="BR" fo:font-style="italic" fo:font-weight="bold" officeooo:rsid="001960e2" officeooo:paragraph-rsid="001960e2" style:font-style-asian="italic" style:font-weight-asian="bold" style:font-style-complex="italic" style:font-weight-complex="bold"/>
    </style:style>
    <style:style style:name="P59" style:family="paragraph" style:parent-style-name="Standard">
      <style:paragraph-properties fo:break-before="page"/>
      <style:text-properties style:font-name="Arial" fo:language="pt" fo:country="BR" fo:font-weight="normal" officeooo:rsid="001db9dc" officeooo:paragraph-rsid="001db9dc" fo:background-color="transparent" style:font-weight-asian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Arial" fo:language="pt" fo:country="BR" fo:font-weight="bold" officeooo:rsid="00360ba5" officeooo:paragraph-rsid="00360ba5" fo:background-color="transparent" style:font-weight-asian="bold" style:font-weight-complex="bold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color="#c9211e" loext:opacity="100%" style:font-name="Arial" fo:language="pt" fo:country="BR" fo:font-weight="bold" officeooo:rsid="00318996" officeooo:paragraph-rsid="003a0c61" fo:background-color="transparent" style:font-weight-asian="bold" style:font-weight-complex="bold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color="#c9211e" loext:opacity="100%" style:font-name="Arial" fo:language="pt" fo:country="BR" fo:font-weight="bold" officeooo:rsid="003f9094" officeooo:paragraph-rsid="003f9094" fo:background-color="transparent" style:font-weight-asian="bold" style:font-weight-complex="bold"/>
    </style:style>
    <style:style style:name="P63" style:family="paragraph" style:parent-style-name="Standard">
      <style:paragraph-properties fo:margin-left="5.002cm" fo:margin-right="0cm" fo:text-indent="0cm" style:auto-text-indent="false"/>
      <style:text-properties style:font-name="Arial" fo:language="pt" fo:country="BR" fo:font-weight="bold" officeooo:rsid="002f0809" officeooo:paragraph-rsid="002f0809" style:font-weight-asian="bold" style:font-weight-complex="bold"/>
    </style:style>
    <style:style style:name="P64" style:family="paragraph" style:parent-style-name="Standard">
      <style:paragraph-properties fo:margin-left="5.002cm" fo:margin-right="0cm" fo:text-indent="0cm" style:auto-text-indent="false"/>
      <style:text-properties style:font-name="Arial" fo:language="pt" fo:country="BR" fo:font-weight="bold" officeooo:rsid="00313b9c" officeooo:paragraph-rsid="0034f6be" style:font-weight-asian="bold" style:font-weight-complex="bold"/>
    </style:style>
    <style:style style:name="P65" style:family="paragraph" style:parent-style-name="Standard">
      <style:paragraph-properties fo:margin-left="5.002cm" fo:margin-right="0cm" fo:text-indent="0cm" style:auto-text-indent="false"/>
      <style:text-properties style:font-name="Arial" fo:language="pt" fo:country="BR" fo:font-weight="bold" officeooo:rsid="00318996" officeooo:paragraph-rsid="0034f6be" style:font-weight-asian="bold" style:font-weight-complex="bold"/>
    </style:style>
    <style:style style:name="P66" style:family="paragraph" style:parent-style-name="Standard">
      <style:paragraph-properties fo:margin-left="5.002cm" fo:margin-right="0cm" fo:text-indent="0cm" style:auto-text-indent="false"/>
      <style:text-properties style:font-name="Arial" fo:language="pt" fo:country="BR" fo:font-weight="bold" officeooo:rsid="003c464c" officeooo:paragraph-rsid="003c464c" style:font-weight-asian="bold" style:font-weight-complex="bold"/>
    </style:style>
    <style:style style:name="P67" style:family="paragraph" style:parent-style-name="Standard">
      <style:paragraph-properties fo:margin-left="5.002cm" fo:margin-right="0cm" fo:text-indent="0cm" style:auto-text-indent="false"/>
      <style:text-properties style:font-name="Arial" fo:language="pt" fo:country="BR" fo:font-weight="bold" officeooo:rsid="003c464c" officeooo:paragraph-rsid="003c464c" fo:background-color="transparent" style:font-weight-asian="bold" style:font-weight-complex="bold"/>
    </style:style>
    <style:style style:name="P68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style:font-name="Arial" fo:language="pt" fo:country="BR" fo:font-style="italic" fo:font-weight="bold" officeooo:rsid="00313b9c" officeooo:paragraph-rsid="0034f6be" style:font-style-asian="italic" style:font-weight-asian="bold" style:font-style-complex="italic" style:font-weight-complex="bold"/>
    </style:style>
    <style:style style:name="P69" style:family="paragraph" style:parent-style-name="Standard">
      <style:paragraph-properties fo:margin-left="5.002cm" fo:margin-right="0cm" fo:text-indent="0cm" style:auto-text-indent="false"/>
      <style:text-properties fo:color="#c9211e" loext:opacity="100%" style:font-name="Arial" fo:language="pt" fo:country="BR" fo:font-weight="bold" officeooo:rsid="002e7a9b" officeooo:paragraph-rsid="00313b9c" style:font-weight-asian="bold" style:font-weight-complex="bold"/>
    </style:style>
    <style:style style:name="P70" style:family="paragraph" style:parent-style-name="Standard">
      <style:paragraph-properties fo:margin-left="5.002cm" fo:margin-right="0cm" fo:text-indent="0cm" style:auto-text-indent="false"/>
      <style:text-properties fo:color="#c9211e" loext:opacity="100%" style:font-name="Arial" fo:language="pt" fo:country="BR" fo:font-weight="bold" officeooo:rsid="002e7a9b" officeooo:paragraph-rsid="0034f6be" style:font-weight-asian="bold" style:font-weight-complex="bold"/>
    </style:style>
    <style:style style:name="P71" style:family="paragraph" style:parent-style-name="Standard">
      <style:text-properties style:font-name="Arial" fo:language="pt" fo:country="BR" fo:font-weight="normal" officeooo:rsid="002680be" officeooo:paragraph-rsid="002680be" style:font-weight-asian="normal" style:font-weight-complex="normal"/>
    </style:style>
    <style:style style:name="P72" style:family="paragraph" style:parent-style-name="Standard">
      <style:text-properties style:font-name="Arial" fo:language="pt" fo:country="BR" fo:font-weight="normal" officeooo:rsid="00318996" officeooo:paragraph-rsid="00318996" style:font-weight-asian="normal" style:font-weight-complex="normal"/>
    </style:style>
    <style:style style:name="P73" style:family="paragraph" style:parent-style-name="Standard">
      <style:text-properties style:font-name="Arial" fo:language="pt" fo:country="BR" fo:font-weight="normal" officeooo:rsid="002e7a9b" officeooo:paragraph-rsid="002e7a9b" style:font-weight-asian="normal" style:font-weight-complex="normal"/>
    </style:style>
    <style:style style:name="P74" style:family="paragraph" style:parent-style-name="Standard">
      <style:text-properties style:font-name="Arial" fo:language="pt" fo:country="BR" fo:font-weight="normal" officeooo:rsid="003082fd" officeooo:paragraph-rsid="002e7a9b" style:font-weight-asian="normal" style:font-weight-complex="normal"/>
    </style:style>
    <style:style style:name="P75" style:family="paragraph" style:parent-style-name="Standard">
      <style:text-properties style:font-name="Arial" fo:language="pt" fo:country="BR" fo:font-weight="normal" officeooo:rsid="0034f6be" officeooo:paragraph-rsid="002e7a9b" style:font-weight-asian="normal" style:font-weight-complex="normal"/>
    </style:style>
    <style:style style:name="P76" style:family="paragraph" style:parent-style-name="Standard" style:list-style-name="L6">
      <style:text-properties style:font-name="Arial" fo:language="pt" fo:country="BR" fo:font-weight="normal" officeooo:rsid="0008b4b7" officeooo:paragraph-rsid="0008b4b7" style:font-weight-asian="normal" style:font-weight-complex="normal"/>
    </style:style>
    <style:style style:name="P77" style:family="paragraph" style:parent-style-name="Standard" style:list-style-name="L11">
      <style:text-properties style:font-name="Arial" fo:language="pt" fo:country="BR" fo:font-weight="normal" officeooo:rsid="0012d9ec" officeooo:paragraph-rsid="0012d9ec" style:font-weight-asian="normal" style:font-weight-complex="normal"/>
    </style:style>
    <style:style style:name="P78" style:family="paragraph" style:parent-style-name="Standard" style:list-style-name="L12">
      <style:text-properties style:font-name="Arial" fo:language="pt" fo:country="BR" fo:font-weight="normal" officeooo:rsid="001504a2" officeooo:paragraph-rsid="001504a2" style:font-weight-asian="normal" style:font-weight-complex="normal"/>
    </style:style>
    <style:style style:name="P79" style:family="paragraph" style:parent-style-name="Standard" style:list-style-name="L12">
      <style:text-properties style:font-name="Arial" fo:language="pt" fo:country="BR" fo:font-weight="normal" officeooo:rsid="0016bc7b" officeooo:paragraph-rsid="0016bc7b" style:font-weight-asian="normal" style:font-weight-complex="normal"/>
    </style:style>
    <style:style style:name="P80" style:family="paragraph" style:parent-style-name="Standard" style:list-style-name="L13">
      <style:text-properties style:font-name="Arial" fo:language="pt" fo:country="BR" fo:font-weight="normal" officeooo:rsid="001d3cfb" officeooo:paragraph-rsid="001d3cfb" fo:background-color="transparent" style:font-weight-asian="normal" style:font-weight-complex="normal"/>
    </style:style>
    <style:style style:name="P81" style:family="paragraph" style:parent-style-name="Standard" style:list-style-name="L14">
      <style:text-properties style:font-name="Arial" fo:language="pt" fo:country="BR" fo:font-weight="normal" officeooo:rsid="001d3cfb" officeooo:paragraph-rsid="001d3cfb" fo:background-color="transparent" style:font-weight-asian="normal" style:font-weight-complex="normal"/>
    </style:style>
    <style:style style:name="P82" style:family="paragraph" style:parent-style-name="Standard">
      <style:text-properties style:font-name="Arial" fo:language="pt" fo:country="BR" fo:font-style="italic" fo:font-weight="normal" officeooo:rsid="002680be" officeooo:paragraph-rsid="002680be" style:font-style-asian="italic" style:font-weight-asian="normal" style:font-style-complex="italic" style:font-weight-complex="normal"/>
    </style:style>
    <style:style style:name="P83" style:family="paragraph" style:parent-style-name="Standard" style:list-style-name="L3">
      <style:paragraph-properties fo:text-align="start" style:justify-single-word="false"/>
      <style:text-properties style:font-name="Arial" fo:language="pt" fo:country="BR" fo:font-style="italic" fo:font-weight="normal" officeooo:rsid="00074a50" officeooo:paragraph-rsid="0007adf6" style:font-style-asian="italic" style:font-weight-asian="normal" style:font-style-complex="italic" style:font-weight-complex="normal"/>
    </style:style>
    <style:style style:name="P84" style:family="paragraph" style:parent-style-name="Standard" style:list-style-name="L3">
      <style:paragraph-properties fo:text-align="start" style:justify-single-word="false"/>
      <style:text-properties style:font-name="Arial" fo:language="pt" fo:country="BR" fo:font-style="italic" officeooo:rsid="00074a50" officeooo:paragraph-rsid="00074a50" style:font-style-asian="italic" style:font-style-complex="italic"/>
    </style:style>
    <style:style style:name="P85" style:family="paragraph" style:parent-style-name="Standard" style:list-style-name="L3">
      <style:paragraph-properties fo:text-align="start" style:justify-single-word="false"/>
      <style:text-properties style:font-name="Arial" fo:language="pt" fo:country="BR" fo:font-style="italic" officeooo:rsid="00074a50" officeooo:paragraph-rsid="0007adf6" style:font-style-asian="italic" style:font-style-complex="italic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Arial" fo:language="pt" fo:country="BR" fo:font-style="italic" officeooo:rsid="00074a50" officeooo:paragraph-rsid="0007adf6" style:font-style-asian="italic" style:font-style-complex="italic"/>
    </style:style>
    <style:style style:name="P87" style:family="paragraph" style:parent-style-name="Standard" style:list-style-name="L5">
      <style:paragraph-properties fo:text-align="start" style:justify-single-word="false"/>
      <style:text-properties style:font-name="Arial" fo:language="pt" fo:country="BR" fo:font-style="italic" officeooo:rsid="00074a50" officeooo:paragraph-rsid="00074a50" style:font-style-asian="italic" style:font-style-complex="italic"/>
    </style:style>
    <style:style style:name="P88" style:family="paragraph" style:parent-style-name="Standard">
      <style:text-properties style:font-name="Arial" fo:language="pt" fo:country="BR" fo:font-style="normal" fo:font-weight="normal" officeooo:rsid="002680be" officeooo:paragraph-rsid="002680be" style:font-style-asian="normal" style:font-weight-asian="normal" style:font-style-complex="normal" style:font-weight-complex="normal"/>
    </style:style>
    <style:style style:name="P89" style:family="paragraph" style:parent-style-name="Standard" style:list-style-name="L1">
      <style:text-properties style:font-name="Arial" fo:language="pt" fo:country="BR" fo:font-style="normal" fo:font-weight="normal" officeooo:rsid="002680be" officeooo:paragraph-rsid="002680be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style:font-name="Arial" fo:language="pt" fo:country="BR" fo:font-style="normal" fo:font-weight="normal" officeooo:rsid="002d1000" officeooo:paragraph-rsid="002d1000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style:font-name="Arial" fo:language="pt" fo:country="BR" fo:font-style="normal" fo:font-weight="normal" officeooo:rsid="002f0809" officeooo:paragraph-rsid="002f0809" style:font-style-asian="normal" style:font-weight-asian="normal" style:font-style-complex="normal" style:font-weight-complex="normal"/>
    </style:style>
    <style:style style:name="P92" style:family="paragraph" style:parent-style-name="Standard" style:list-style-name="L15">
      <style:paragraph-properties fo:text-align="justify" style:justify-single-word="false"/>
      <style:text-properties style:font-name="Arial" fo:language="pt" fo:country="BR" fo:font-style="normal" fo:font-weight="normal" officeooo:rsid="0020ddfe" officeooo:paragraph-rsid="0020ddfe" fo:background-color="#ffff00" style:font-style-asian="normal" style:font-weight-asian="normal" style:font-style-complex="normal" style:font-weight-complex="normal"/>
    </style:style>
    <style:style style:name="P93" style:family="paragraph" style:parent-style-name="Standard" style:list-style-name="L2">
      <style:text-properties style:font-name="Arial" fo:language="pt" fo:country="BR" fo:font-style="normal" fo:font-weight="bold" officeooo:rsid="0027faa0" officeooo:paragraph-rsid="0027faa0" style:font-style-asian="normal" style:font-weight-asian="bold" style:font-style-complex="normal" style:font-weight-complex="bold"/>
    </style:style>
    <style:style style:name="P94" style:family="paragraph" style:parent-style-name="Standard" style:list-style-name="L2">
      <style:text-properties style:font-name="Arial" fo:language="pt" fo:country="BR" fo:font-style="normal" fo:font-weight="bold" officeooo:rsid="00294a0b" officeooo:paragraph-rsid="00294a0b" style:font-style-asian="normal" style:font-weight-asian="bold" style:font-style-complex="normal" style:font-weight-complex="bold"/>
    </style:style>
    <style:style style:name="P95" style:family="paragraph" style:parent-style-name="Standard" style:list-style-name="L2">
      <style:text-properties style:font-name="Arial" fo:language="pt" fo:country="BR" fo:font-style="normal" fo:font-weight="bold" officeooo:rsid="0029d957" officeooo:paragraph-rsid="0029d957" style:font-style-asian="normal" style:font-weight-asian="bold" style:font-style-complex="normal" style:font-weight-complex="bold"/>
    </style:style>
    <style:style style:name="P96" style:family="paragraph" style:parent-style-name="Standard" style:list-style-name="L2">
      <style:text-properties style:font-name="Arial" fo:language="pt" fo:country="BR" fo:font-style="normal" fo:font-weight="bold" officeooo:rsid="002d1000" officeooo:paragraph-rsid="002d1000" style:font-style-asian="normal" style:font-weight-asian="bold" style:font-style-complex="normal" style:font-weight-complex="bold"/>
    </style:style>
    <style:style style:name="P97" style:family="paragraph" style:parent-style-name="Standard" style:list-style-name="L2">
      <style:text-properties style:font-name="Arial" fo:language="pt" fo:country="BR" fo:font-style="normal" fo:font-weight="bold" officeooo:rsid="0029d957" officeooo:paragraph-rsid="0029d957" fo:background-color="#b4c7dc" style:font-style-asian="normal" style:font-weight-asian="bold" style:font-style-complex="normal" style:font-weight-complex="bold"/>
    </style:style>
    <style:style style:name="P98" style:family="paragraph" style:parent-style-name="Standard" style:list-style-name="L3">
      <style:paragraph-properties fo:text-align="start" style:justify-single-word="false"/>
      <style:text-properties style:font-name="Arial" fo:language="pt" fo:country="BR" officeooo:rsid="00074a50" officeooo:paragraph-rsid="0007adf6"/>
    </style:style>
    <style:style style:name="P99" style:family="paragraph" style:parent-style-name="Standard" style:list-style-name="L4">
      <style:paragraph-properties fo:text-align="start" style:justify-single-word="false"/>
      <style:text-properties style:font-name="Arial" fo:language="pt" fo:country="BR" officeooo:rsid="00074a50" officeooo:paragraph-rsid="0007adf6"/>
    </style:style>
    <style:style style:name="P100" style:family="paragraph" style:parent-style-name="Standard" style:list-style-name="L6">
      <style:text-properties style:font-name="Arial" fo:language="pt" fo:country="BR" officeooo:rsid="0008b4b7" officeooo:paragraph-rsid="0008b4b7"/>
    </style:style>
    <style:style style:name="P101" style:family="paragraph" style:parent-style-name="Standard" style:list-style-name="L7">
      <style:text-properties style:font-name="Arial" fo:language="pt" fo:country="BR" officeooo:rsid="00097d16" officeooo:paragraph-rsid="00097d16"/>
    </style:style>
    <style:style style:name="P102" style:family="paragraph" style:parent-style-name="Standard" style:list-style-name="L8">
      <style:text-properties style:font-name="Arial" fo:language="pt" fo:country="BR" officeooo:rsid="000bb250" officeooo:paragraph-rsid="000bb250"/>
    </style:style>
    <style:style style:name="P103" style:family="paragraph" style:parent-style-name="Standard" style:list-style-name="L8">
      <style:text-properties style:font-name="Arial" fo:language="pt" fo:country="BR" officeooo:rsid="000bb250" officeooo:paragraph-rsid="000bb250" fo:background-color="#ffff00"/>
    </style:style>
    <style:style style:name="P104" style:family="paragraph" style:parent-style-name="Standard" style:list-style-name="L8">
      <style:text-properties style:font-name="Arial" fo:language="pt" fo:country="BR" officeooo:rsid="000bc4e2" officeooo:paragraph-rsid="000bc4e2"/>
    </style:style>
    <style:style style:name="P105" style:family="paragraph" style:parent-style-name="Standard" style:list-style-name="L8">
      <style:text-properties style:font-name="Arial" fo:language="pt" fo:country="BR" officeooo:rsid="000ea52d" officeooo:paragraph-rsid="000ea52d"/>
    </style:style>
    <style:style style:name="P106" style:family="paragraph" style:parent-style-name="Standard" style:list-style-name="L8">
      <style:text-properties style:font-name="Arial" fo:language="pt" fo:country="BR" officeooo:rsid="000ea52d" officeooo:paragraph-rsid="0012d9ec"/>
    </style:style>
    <style:style style:name="P107" style:family="paragraph" style:parent-style-name="Standard" style:list-style-name="L9">
      <style:text-properties style:font-name="Arial" fo:language="pt" fo:country="BR" officeooo:rsid="000ff803" officeooo:paragraph-rsid="0012d9ec"/>
    </style:style>
    <style:style style:name="P108" style:family="paragraph" style:parent-style-name="Standard" style:list-style-name="L10">
      <style:text-properties style:font-name="Arial" fo:language="pt" fo:country="BR" officeooo:rsid="0010492c" officeooo:paragraph-rsid="0012d9ec"/>
    </style:style>
    <style:style style:name="P109" style:family="paragraph" style:parent-style-name="Standard" style:list-style-name="L10">
      <style:text-properties style:font-name="Arial" fo:language="pt" fo:country="BR" officeooo:rsid="001206ad" officeooo:paragraph-rsid="0012d9ec"/>
    </style:style>
    <style:style style:name="P110" style:family="paragraph" style:parent-style-name="Standard" style:list-style-name="L10">
      <style:text-properties style:font-name="Arial" fo:language="pt" fo:country="BR" officeooo:rsid="0012d9ec" officeooo:paragraph-rsid="0012d9ec"/>
    </style:style>
    <style:style style:name="P111" style:family="paragraph" style:parent-style-name="Standard">
      <style:text-properties style:font-name="Arial" fo:language="pt" fo:country="BR" fo:font-weight="bold" officeooo:rsid="00318996" officeooo:paragraph-rsid="002680be" style:font-weight-asian="bold" style:font-weight-complex="bold"/>
    </style:style>
    <style:style style:name="P112" style:family="paragraph" style:parent-style-name="Standard" style:list-style-name="L10">
      <style:text-properties style:font-name="Arial" officeooo:rsid="001206ad" officeooo:paragraph-rsid="0012d9ec"/>
    </style:style>
    <style:style style:name="P113" style:family="paragraph" style:parent-style-name="Standard" style:list-style-name="L15">
      <style:paragraph-properties fo:text-align="justify" style:justify-single-word="false"/>
      <style:text-properties style:font-name="Arial" fo:font-size="12pt" fo:language="pt" fo:country="BR" fo:font-style="normal" fo:font-weight="normal" officeooo:rsid="0020ddfe" officeooo:paragraph-rsid="0020ddf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16">
      <style:paragraph-properties fo:text-align="justify" style:justify-single-word="false"/>
      <style:text-properties style:font-name="Arial" officeooo:paragraph-rsid="0020ddfe"/>
    </style:style>
    <style:style style:name="P115" style:family="paragraph" style:parent-style-name="Standard" style:list-style-name="L16">
      <style:paragraph-properties fo:text-align="justify" style:justify-single-word="false"/>
      <style:text-properties style:font-name="Arial" officeooo:rsid="0020ddfe" officeooo:paragraph-rsid="0021122f"/>
    </style:style>
    <style:style style:name="P116" style:family="paragraph" style:parent-style-name="Standard" style:list-style-name="L16">
      <style:paragraph-properties fo:text-align="justify" style:justify-single-word="false"/>
      <style:text-properties style:font-name="Arial" officeooo:rsid="0021122f" officeooo:paragraph-rsid="0021122f"/>
    </style:style>
    <style:style style:name="P117" style:family="paragraph" style:parent-style-name="Standard" style:list-style-name="L16">
      <style:paragraph-properties fo:text-align="justify" style:justify-single-word="false"/>
      <style:text-properties style:font-name="Arial" fo:font-weight="normal" officeooo:rsid="0021122f" officeooo:paragraph-rsid="0021122f" style:font-weight-asian="normal" style:font-weight-complex="normal"/>
    </style:style>
    <style:style style:name="P118" style:family="paragraph" style:parent-style-name="Standard">
      <style:text-properties fo:color="#ff0000" loext:opacity="100%" style:font-name="Arial" fo:language="pt" fo:country="BR" fo:font-weight="normal" officeooo:rsid="00318996" officeooo:paragraph-rsid="00318996" style:font-weight-asian="normal" style:font-weight-complex="normal"/>
    </style:style>
    <style:style style:name="P119" style:family="paragraph" style:parent-style-name="Standard">
      <style:paragraph-properties fo:margin-left="3.752cm" fo:margin-right="0cm" fo:text-indent="0cm" style:auto-text-indent="false"/>
      <style:text-properties style:font-name="Arial" fo:language="pt" fo:country="BR" fo:font-style="italic" fo:font-weight="normal" officeooo:rsid="0027faa0" officeooo:paragraph-rsid="0027faa0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margin-left="0cm" fo:margin-right="0cm" fo:text-indent="0cm" style:auto-text-indent="false"/>
      <style:text-properties style:font-name="Arial" fo:language="pt" fo:country="BR" fo:font-style="italic" fo:font-weight="normal" officeooo:rsid="0027faa0" officeooo:paragraph-rsid="0027faa0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language="pt" fo:country="BR" fo:font-style="italic" fo:font-weight="normal" officeooo:rsid="00360ba5" officeooo:paragraph-rsid="00360ba5" fo:background-color="#ffbf00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language="pt" fo:country="BR" fo:font-style="italic" fo:font-weight="normal" officeooo:rsid="00360ba5" officeooo:paragraph-rsid="003a0c61" fo:background-color="#ffbf00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language="pt" fo:country="BR" fo:font-style="italic" fo:font-weight="normal" officeooo:rsid="00360ba5" officeooo:paragraph-rsid="003a0c61" fo:background-color="transparent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language="pt" fo:country="BR" fo:font-style="italic" fo:font-weight="bold" officeooo:rsid="003f9094" officeooo:paragraph-rsid="003f9094" fo:background-color="transparent" style:font-style-asian="italic" style:font-weight-asian="bold" style:font-style-complex="italic" style:font-weight-complex="bold"/>
    </style:style>
    <style:style style:name="P125" style:family="paragraph" style:parent-style-name="Standard">
      <style:paragraph-properties fo:margin-left="5.002cm" fo:margin-right="0cm" fo:text-indent="0cm" style:auto-text-indent="false"/>
      <style:text-properties style:font-name="Arial" fo:language="pt" fo:country="BR" fo:font-weight="normal" officeooo:rsid="003082fd" officeooo:paragraph-rsid="002e7a9b" style:font-weight-asian="normal" style:font-weight-complex="normal"/>
    </style:style>
    <style:style style:name="T1" style:family="text">
      <style:text-properties officeooo:rsid="00063f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bold" fo:background-color="#bbe33d" loext:char-shading-value="0" style:font-weight-asian="bold" style:font-weight-complex="bold"/>
    </style:style>
    <style:style style:name="T5" style:family="text">
      <style:text-properties fo:font-weight="bold" fo:background-color="#3faf46" loext:char-shading-value="0" style:font-weight-asian="bold" style:font-weight-complex="bold"/>
    </style:style>
    <style:style style:name="T6" style:family="text">
      <style:text-properties fo:font-weight="bold" fo:background-color="#50938a" loext:char-shading-value="0" style:font-weight-asian="bold" style:font-weight-complex="bold"/>
    </style:style>
    <style:style style:name="T7" style:family="text">
      <style:text-properties fo:font-weight="bold" fo:background-color="#5983b0" loext:char-shading-value="0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97d16" style:font-style-asian="italic" style:font-weight-asian="bold" style:font-style-complex="italic" style:font-weight-complex="bold"/>
    </style:style>
    <style:style style:name="T12" style:family="text">
      <style:text-properties fo:font-style="italic" officeooo:rsid="001edf12" fo:background-color="transparent" loext:char-shading-value="0" style:font-style-asian="italic" style:font-style-complex="italic"/>
    </style:style>
    <style:style style:name="T13" style:family="text">
      <style:text-properties officeooo:rsid="0008c7c1"/>
    </style:style>
    <style:style style:name="T14" style:family="text">
      <style:text-properties officeooo:rsid="00097d16"/>
    </style:style>
    <style:style style:name="T15" style:family="text">
      <style:text-properties officeooo:rsid="000ff803"/>
    </style:style>
    <style:style style:name="T16" style:family="text">
      <style:text-properties officeooo:rsid="0010492c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12d9ec" fo:background-color="#ffff00" loext:char-shading-value="0"/>
    </style:style>
    <style:style style:name="T19" style:family="text">
      <style:text-properties officeooo:rsid="00135d17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135d17" fo:background-color="#ffffff" loext:char-shading-value="0"/>
    </style:style>
    <style:style style:name="T22" style:family="text">
      <style:text-properties officeooo:rsid="001d3cfb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1d3cfb" fo:background-color="transparent" loext:char-shading-value="0"/>
    </style:style>
    <style:style style:name="T25" style:family="text">
      <style:text-properties officeooo:rsid="001edf12" fo:background-color="transparent" loext:char-shading-value="0"/>
    </style:style>
    <style:style style:name="T26" style:family="text">
      <style:text-properties fo:font-weight="normal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1e7076" fo:background-color="transparent" loext:char-shading-value="0" style:font-weight-asian="normal" style:font-weight-complex="normal"/>
    </style:style>
    <style:style style:name="T28" style:family="text">
      <style:text-properties fo:font-weight="normal" officeooo:rsid="001edf12" fo:background-color="transparent" loext:char-shading-value="0" style:font-weight-asian="normal" style:font-weight-complex="normal"/>
    </style:style>
    <style:style style:name="T29" style:family="text">
      <style:text-properties fo:font-weight="normal" officeooo:rsid="0020ddfe" fo:background-color="transparent" loext:char-shading-value="0" style:font-weight-asian="normal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082fd" style:font-weight-asian="normal" style:font-weight-complex="normal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fo:font-size="12pt" fo:background-color="transparent" loext:char-shading-value="0" style:font-size-asian="10.5pt" style:font-size-complex="12pt"/>
    </style:style>
    <style:style style:name="T34" style:family="text">
      <style:text-properties fo:font-size="12pt" officeooo:rsid="0021122f" fo:background-color="transparent" loext:char-shading-value="0" style:font-size-asian="10.5pt" style:font-size-complex="12pt"/>
    </style:style>
    <style:style style:name="T35" style:family="text">
      <style:text-properties fo:font-size="12pt" fo:background-color="#6b5e9b" loext:char-shading-value="0" style:font-size-asian="10.5pt" style:font-size-complex="12pt"/>
    </style:style>
    <style:style style:name="T36" style:family="text">
      <style:text-properties fo:font-size="12pt" fo:font-weight="bold" fo:background-color="#6b5e9b" loext:char-shading-value="0" style:font-size-asian="10.5pt" style:font-weight-asian="bold" style:font-size-complex="12pt" style:font-weight-complex="bold"/>
    </style:style>
    <style:style style:name="T37" style:family="text">
      <style:text-properties fo:font-size="12pt" fo:font-weight="bold" fo:background-color="#8d1d75" loext:char-shading-value="0" style:font-size-asian="10.5pt" style:font-weight-asian="bold" style:font-size-complex="12pt" style:font-weight-complex="bold"/>
    </style:style>
    <style:style style:name="T38" style:family="text">
      <style:text-properties fo:font-size="12pt" fo:font-weight="bold" fo:background-color="#d62e4e" loext:char-shading-value="0" style:font-size-asian="10.5pt" style:font-weight-asian="bold" style:font-size-complex="12pt" style:font-weight-complex="bold"/>
    </style:style>
    <style:style style:name="T39" style:family="text">
      <style:text-properties fo:font-size="12pt" fo:font-weight="bold" fo:background-color="#ffd428" loext:char-shading-value="0" style:font-size-asian="10.5pt" style:font-weight-asian="bold" style:font-size-complex="12pt" style:font-weight-complex="bold"/>
    </style:style>
    <style:style style:name="T40" style:family="text">
      <style:text-properties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41" style:family="text">
      <style:text-properties fo:font-size="12pt" fo:font-weight="bold" officeooo:rsid="0020ddfe" fo:background-color="transparent" loext:char-shading-value="0" style:font-size-asian="10.5pt" style:font-weight-asian="bold" style:font-size-complex="12pt" style:font-weight-complex="bold"/>
    </style:style>
    <style:style style:name="T42" style:family="text">
      <style:text-properties fo:font-size="12pt" fo:font-weight="bold" fo:background-color="#ffff38" loext:char-shading-value="0" style:font-size-asian="10.5pt" style:font-weight-asian="bold" style:font-size-complex="12pt" style:font-weight-complex="bold"/>
    </style:style>
    <style:style style:name="T43" style:family="text">
      <style:text-properties fo:font-size="12pt" fo:background-color="#8d1d75" loext:char-shading-value="0" style:font-size-asian="10.5pt" style:font-size-complex="12pt"/>
    </style:style>
    <style:style style:name="T44" style:family="text">
      <style:text-properties fo:font-size="12pt" fo:background-color="#d62e4e" loext:char-shading-value="0" style:font-size-asian="10.5pt" style:font-size-complex="12pt"/>
    </style:style>
    <style:style style:name="T45" style:family="text">
      <style:text-properties fo:font-size="12pt" fo:background-color="#ff3838" loext:char-shading-value="0" style:font-size-asian="10.5pt" style:font-size-complex="12pt"/>
    </style:style>
    <style:style style:name="T46" style:family="text">
      <style:text-properties fo:font-size="12pt" fo:background-color="#ff5429" loext:char-shading-value="0" style:font-size-asian="10.5pt" style:font-size-complex="12pt"/>
    </style:style>
    <style:style style:name="T47" style:family="text">
      <style:text-properties fo:font-size="12pt" fo:background-color="#ff860d" loext:char-shading-value="0" style:font-size-asian="10.5pt" style:font-size-complex="12pt"/>
    </style:style>
    <style:style style:name="T48" style:family="text">
      <style:text-properties fo:font-size="12pt" fo:background-color="#ffd428" loext:char-shading-value="0" style:font-size-asian="10.5pt" style:font-size-complex="12pt"/>
    </style:style>
    <style:style style:name="T49" style:family="text">
      <style:text-properties fo:font-size="12pt" fo:background-color="#ffff38" loext:char-shading-value="0" style:font-size-asian="10.5pt" style:font-size-complex="12pt"/>
    </style:style>
    <style:style style:name="T50" style:family="text">
      <style:text-properties fo:font-size="12pt" fo:language="pt" fo:country="BR" fo:font-style="normal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language="pt" fo:country="BR" fo:font-style="normal" fo:font-weight="normal" officeooo:rsid="0020ddf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language="pt" fo:country="BR" fo:font-style="normal" fo:font-weight="normal" officeooo:rsid="0021122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language="pt" fo:country="BR" fo:font-style="normal" fo:font-weight="bold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54" style:family="text">
      <style:text-properties fo:font-size="12pt" fo:language="pt" fo:country="BR" fo:font-style="normal" fo:font-weight="bold" officeooo:rsid="0020ddfe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55" style:family="text">
      <style:text-properties fo:font-size="12pt" fo:language="pt" fo:country="BR" fo:font-style="normal" fo:font-weight="bold" officeooo:rsid="0021122f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56" style:family="text">
      <style:text-properties fo:font-size="12pt" fo:language="pt" fo:country="BR" fo:font-style="normal" fo:background-color="transparent" loext:char-shading-value="0" style:font-size-asian="10.5pt" style:font-style-asian="normal" style:font-size-complex="12pt" style:font-style-complex="normal"/>
    </style:style>
    <style:style style:name="T57" style:family="text">
      <style:text-properties fo:font-size="12pt" fo:language="pt" fo:country="BR" fo:font-style="italic" fo:font-weight="normal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58" style:family="text">
      <style:text-properties fo:font-size="12pt" fo:language="pt" fo:country="BR" fo:font-style="italic" fo:font-weight="normal" officeooo:rsid="0021122f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59" style:family="text">
      <style:text-properties fo:font-size="12pt" fo:language="pt" fo:country="BR" fo:font-style="italic" fo:font-weight="bold" officeooo:rsid="0021122f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60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61" style:family="text">
      <style:text-properties fo:background-color="#bbe33d" loext:char-shading-value="0"/>
    </style:style>
    <style:style style:name="T62" style:family="text">
      <style:text-properties fo:background-color="#3faf46" loext:char-shading-value="0"/>
    </style:style>
    <style:style style:name="T63" style:family="text">
      <style:text-properties fo:background-color="#50938a" loext:char-shading-value="0"/>
    </style:style>
    <style:style style:name="T64" style:family="text">
      <style:text-properties fo:background-color="#5983b0" loext:char-shading-value="0"/>
    </style:style>
    <style:style style:name="T65" style:family="text">
      <style:text-properties officeooo:rsid="00313b9c" fo:background-color="#5983b0" loext:char-shading-value="0"/>
    </style:style>
    <style:style style:name="T66" style:family="text">
      <style:text-properties fo:language="pt" fo:country="BR"/>
    </style:style>
    <style:style style:name="T67" style:family="text">
      <style:text-properties fo:language="pt" fo:country="BR" officeooo:rsid="0012d9ec"/>
    </style:style>
    <style:style style:name="T68" style:family="text">
      <style:text-properties officeooo:rsid="002b8101"/>
    </style:style>
    <style:style style:name="T69" style:family="text">
      <style:text-properties officeooo:rsid="003082fd"/>
    </style:style>
    <style:style style:name="T70" style:family="text">
      <style:text-properties fo:color="#c9211e" loext:opacity="100%" fo:font-weight="normal" officeooo:rsid="003082fd" style:font-weight-asian="normal" style:font-weight-complex="normal"/>
    </style:style>
    <style:style style:name="T71" style:family="text">
      <style:text-properties fo:color="#c9211e" loext:opacity="100%" officeooo:rsid="002e7a9b"/>
    </style:style>
    <style:style style:name="T72" style:family="text">
      <style:text-properties style:use-window-font-color="true" loext:opacity="0%"/>
    </style:style>
    <style:style style:name="T73" style:family="text">
      <style:text-properties style:use-window-font-color="true" loext:opacity="0%" fo:font-weight="normal" officeooo:rsid="003082fd" style:font-weight-asian="normal" style:font-weight-complex="normal"/>
    </style:style>
    <style:style style:name="T74" style:family="text">
      <style:text-properties style:use-window-font-color="true" loext:opacity="0%" fo:font-weight="normal" officeooo:rsid="003f9094" style:font-weight-asian="normal" style:font-weight-complex="normal"/>
    </style:style>
    <style:style style:name="T75" style:family="text">
      <style:text-properties style:use-window-font-color="true" loext:opacity="0%" officeooo:rsid="00313b9c"/>
    </style:style>
    <style:style style:name="T76" style:family="text">
      <style:text-properties style:use-window-font-color="true" loext:opacity="0%" style:font-name="Arial" fo:language="pt" fo:country="BR" fo:font-style="italic" fo:font-weight="normal" officeooo:rsid="003082fd" fo:background-color="#ffbf00" loext:char-shading-value="0" style:font-style-asian="italic" style:font-weight-asian="normal" style:font-style-complex="italic" style:font-weight-complex="normal"/>
    </style:style>
    <style:style style:name="T77" style:family="text">
      <style:text-properties style:use-window-font-color="true" loext:opacity="0%" style:font-name="Arial" fo:language="pt" fo:country="BR" fo:font-style="italic" fo:font-weight="normal" officeooo:rsid="00360ba5" fo:background-color="#ffbf00" loext:char-shading-value="0" style:font-style-asian="italic" style:font-weight-asian="normal" style:font-style-complex="italic" style:font-weight-complex="normal"/>
    </style:style>
    <style:style style:name="T7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style:use-window-font-color="true" loext:opacity="0%" fo:font-style="italic" fo:font-weight="normal" officeooo:rsid="00313b9c" style:font-style-asian="italic" style:font-weight-asian="normal" style:font-style-complex="italic" style:font-weight-complex="normal"/>
    </style:style>
    <style:style style:name="T80" style:family="text">
      <style:text-properties style:use-window-font-color="true" loext:opacity="0%" fo:font-style="italic" fo:font-weight="normal" officeooo:rsid="002e7a9b" fo:background-color="#ffbf00" loext:char-shading-value="0" style:font-style-asian="italic" style:font-weight-asian="normal" style:font-style-complex="italic" style:font-weight-complex="normal"/>
    </style:style>
    <style:style style:name="T81" style:family="text">
      <style:text-properties style:use-window-font-color="true" loext:opacity="0%" fo:font-style="italic" fo:font-weight="normal" officeooo:rsid="003082fd" fo:background-color="#ffbf00" loext:char-shading-value="0" style:font-style-asian="italic" style:font-weight-asian="normal" style:font-style-complex="italic" style:font-weight-complex="normal"/>
    </style:style>
    <style:style style:name="T82" style:family="text">
      <style:text-properties style:use-window-font-color="true" loext:opacity="0%" fo:font-style="italic" fo:font-weight="normal" officeooo:rsid="00360ba5" fo:background-color="#ffbf00" loext:char-shading-value="0" style:font-style-asian="italic" style:font-weight-asian="normal" style:font-style-complex="italic" style:font-weight-complex="normal"/>
    </style:style>
    <style:style style:name="T83" style:family="text">
      <style:text-properties style:use-window-font-color="true" loext:opacity="0%" fo:font-style="italic" style:font-style-asian="italic" style:font-style-complex="italic"/>
    </style:style>
    <style:style style:name="T84" style:family="text">
      <style:text-properties style:use-window-font-color="true" loext:opacity="0%" fo:font-style="italic" officeooo:rsid="00313b9c" style:font-style-asian="italic" style:font-style-complex="italic"/>
    </style:style>
    <style:style style:name="T85" style:family="text">
      <style:text-properties style:use-window-font-color="true" loext:opacity="0%" fo:font-style="italic" officeooo:rsid="00360ba5" style:font-style-asian="italic" style:font-style-complex="italic"/>
    </style:style>
    <style:style style:name="T86" style:family="text">
      <style:text-properties style:use-window-font-color="true" loext:opacity="0%" fo:font-style="italic" officeooo:rsid="003f9094" style:font-style-asian="italic" style:font-style-complex="italic"/>
    </style:style>
    <style:style style:name="T87" style:family="text">
      <style:text-properties style:use-window-font-color="true" loext:opacity="0%" fo:font-style="italic" officeooo:rsid="004224af" style:font-style-asian="italic" style:font-style-complex="italic"/>
    </style:style>
    <style:style style:name="T88" style:family="text">
      <style:text-properties style:use-window-font-color="true" loext:opacity="0%" officeooo:rsid="002e7a9b"/>
    </style:style>
    <style:style style:name="T89" style:family="text">
      <style:text-properties style:use-window-font-color="true" loext:opacity="0%" fo:background-color="#ffbf00" loext:char-shading-value="0"/>
    </style:style>
    <style:style style:name="T90" style:family="text">
      <style:text-properties style:use-window-font-color="true" loext:opacity="0%" officeooo:rsid="003082fd" fo:background-color="#ffbf00" loext:char-shading-value="0"/>
    </style:style>
    <style:style style:name="T91" style:family="text">
      <style:text-properties style:use-window-font-color="true" loext:opacity="0%" officeooo:rsid="002f0809" fo:background-color="#ffbf00" loext:char-shading-value="0"/>
    </style:style>
    <style:style style:name="T92" style:family="text">
      <style:text-properties style:use-window-font-color="true" loext:opacity="0%" officeooo:rsid="002e7a9b" fo:background-color="#ffbf00" loext:char-shading-value="0"/>
    </style:style>
    <style:style style:name="T93" style:family="text">
      <style:text-properties style:use-window-font-color="true" loext:opacity="0%" officeooo:rsid="003f9094" fo:background-color="#ffbf00" loext:char-shading-value="0"/>
    </style:style>
    <style:style style:name="T94" style:family="text">
      <style:text-properties style:use-window-font-color="true" loext:opacity="0%" fo:background-color="#5983b0" loext:char-shading-value="0"/>
    </style:style>
    <style:style style:name="T95" style:family="text">
      <style:text-properties style:use-window-font-color="true" loext:opacity="0%" officeooo:rsid="00313b9c" fo:background-color="#5983b0" loext:char-shading-value="0"/>
    </style:style>
    <style:style style:name="T96" style:family="text">
      <style:text-properties officeooo:rsid="00313b9c"/>
    </style:style>
    <style:style style:name="T97" style:family="text">
      <style:text-properties fo:color="#ff0000" loext:opacity="100%" fo:font-style="italic" style:font-style-asian="italic" style:font-style-complex="italic"/>
    </style:style>
    <style:style style:name="T98" style:family="text">
      <style:text-properties fo:color="#ff0000" loext:opacity="100%" fo:font-style="italic" officeooo:rsid="00313b9c" style:font-style-asian="italic" style:font-style-complex="italic"/>
    </style:style>
    <style:style style:name="T99" style:family="text">
      <style:text-properties fo:color="#ff0000" loext:opacity="100%" fo:font-style="italic" fo:font-weight="normal" style:font-style-asian="italic" style:font-weight-asian="normal" style:font-style-complex="italic" style:font-weight-complex="normal"/>
    </style:style>
    <style:style style:name="T100" style:family="text">
      <style:text-properties fo:color="#ff0000" loext:opacity="100%" officeooo:rsid="003f9094"/>
    </style:style>
    <style:style style:name="T101" style:family="text">
      <style:text-properties fo:color="#2a6099" loext:opacity="100%" fo:font-style="italic" officeooo:rsid="00313b9c" style:font-style-asian="italic" style:font-style-complex="italic"/>
    </style:style>
    <style:style style:name="T102" style:family="text">
      <style:text-properties fo:color="#55308d" loext:opacity="100%" fo:font-style="italic" style:font-style-asian="italic" style:font-style-complex="italic"/>
    </style:style>
    <style:style style:name="T103" style:family="text">
      <style:text-properties fo:color="#00a933" loext:opacity="100%" fo:font-style="italic" fo:font-weight="normal" style:font-style-asian="italic" style:font-weight-asian="normal" style:font-style-complex="italic" style:font-weight-complex="normal"/>
    </style:style>
    <style:style style:name="T104" style:family="text">
      <style:text-properties fo:color="#00a933" loext:opacity="100%" fo:font-style="italic" style:font-style-asian="italic" style:font-style-complex="italic"/>
    </style:style>
    <style:style style:name="T105" style:family="text">
      <style:text-properties fo:color="#00a933" loext:opacity="100%" officeooo:rsid="003f9094"/>
    </style:style>
    <style:style style:name="T106" style:family="text">
      <style:text-properties officeooo:rsid="00336c4e"/>
    </style:style>
    <style:style style:name="T107" style:family="text">
      <style:text-properties fo:background-color="#ffbf00" loext:char-shading-value="0"/>
    </style:style>
    <style:style style:name="T108" style:family="text">
      <style:text-properties style:font-name="Arial" fo:language="pt" fo:country="BR" fo:font-weight="bold" officeooo:rsid="00359621" style:font-weight-asian="bold" style:font-weight-complex="bold"/>
    </style:style>
    <style:style style:name="T109" style:family="text">
      <style:text-properties style:font-name="Arial" fo:language="pt" fo:country="BR" fo:font-weight="bold" officeooo:rsid="003f9094" style:font-weight-asian="bold" style:font-weight-complex="bold"/>
    </style:style>
    <style:style style:name="T110" style:family="text">
      <style:text-properties officeooo:rsid="003e2043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7/04/2021</text:p>
      <text:p text:style-name="P2"/>
      <text:p text:style-name="P2">Entrega</text:p>
      <text:p text:style-name="P71"><text:tab/>Passar aquilo que você recolheu até agora para as outras pessoas.</text:p>
      <text:p text:style-name="P71"/>
      <text:p text:style-name="P82">Formatação do esboço, escrita e tals.</text:p>
      <text:p text:style-name="P88"><text:tab/>Organização dentro do esboço/sermão</text:p>
      <text:p text:style-name="P88"/>
      <text:p text:style-name="P88"/>
      <text:list xml:id="list851238690" text:style-name="L1">
        <text:list-item>
          <text:p text:style-name="P89">O Esboço é a chave para vencer o nervosismo.</text:p>
        </text:list-item>
        <text:list-item>
          <text:p text:style-name="P89">Não pensem que fazer esboço é algo errado ou que diminui sua pregação.</text:p>
        </text:list-item>
        <text:list-item>
          <text:p text:style-name="P89">Não ignore o esboço, use ele durante a pregação.</text:p>
        </text:list-item>
      </text:list>
      <text:p text:style-name="P88"/>
      <text:p text:style-name="P88">O Esboço contém as ideias principais, os pontos principais.</text:p>
      <text:p text:style-name="P88">Não anote tudo o que você vai falar, esboço não é um texto.</text:p>
      <text:p text:style-name="P88"/>
      <text:p text:style-name="P88"/>
      <text:p text:style-name="P119">Que tal fazer um aplicativo para criação de esboço para pregações?</text:p>
      <text:p text:style-name="P119"/>
      <text:p text:style-name="P120"/>
      <text:p text:style-name="P120"/>
      <text:p text:style-name="P12">Os 10 mandamentos do esboço </text:p>
      <text:p text:style-name="P88"/>
      <text:list xml:id="list3611547027" text:style-name="L2">
        <text:list-item>
          <text:p text:style-name="P93"><text:span text:style-name="T30">Tema e </text:span>versículos bíblicos<text:span text:style-name="T30"> no </text:span><text:span text:style-name="T8">cabeçalho</text:span><text:span text:style-name="T30"> em </text:span><text:span text:style-name="T68">N</text:span>egrito<text:span text:style-name="T30"> e </text:span>MAIÚSCULO<text:span text:style-name="T30">;</text:span></text:p>
        </text:list-item>
        <text:list-item>
          <text:p text:style-name="P93"><text:span text:style-name="T30">Os versículos bíblicos devem estar em</text:span> <text:span text:style-name="T8">itálico;</text:span></text:p>
        </text:list-item>
        <text:list-item>
          <text:p text:style-name="P94"><text:span text:style-name="T30">Todas as </text:span>divisões<text:span text:style-name="T30"> </text:span>principais<text:span text:style-name="T30">, precisam estar em </text:span>MAIÚSCULO<text:span text:style-name="T30">, </text:span>negrito<text:span text:style-name="T30"> e numeradas em </text:span>algarismos romanos<text:span text:style-name="T30">;</text:span></text:p>
        </text:list-item>
        <text:list-item>
          <text:p text:style-name="P94"><text:span text:style-name="T30">Todas as </text:span>subdivisões<text:span text:style-name="T30"> precisam estar em </text:span>negrito<text:span text:style-name="T30"> e numeradas em </text:span>algarismos arábicos<text:span text:style-name="T30">;</text:span></text:p>
        </text:list-item>
        <text:list-item>
          <text:p text:style-name="P95"><text:span text:style-name="T30">Todos os </text:span>argumentos<text:span text:style-name="T30"> das </text:span>subdivisões<text:span text:style-name="T30"> devem ser marcados por um </text:span>ponto<text:span text:style-name="T30"> ou por uma </text:span>letra do alfabeto<text:span text:style-name="T30">;</text:span></text:p>
        </text:list-item>
        <text:list-item>
          <text:p text:style-name="P95">NÃO escreva parágrafos grandes<text:span text:style-name="T30"> demais, as frases precisam ser curtas e breves;</text:span></text:p>
        </text:list-item>
        <text:list-item>
          <text:p text:style-name="P95"><text:span text:style-name="T30">Sempre deixe </text:span>um espaço entre os parágrafos<text:span text:style-name="T30"> das divisões principais e das subdivisões;</text:span></text:p>
        </text:list-item>
        <text:list-item>
          <text:p text:style-name="P95"><text:span text:style-name="T30">Use </text:span>SEMPRE<text:span text:style-name="T30"> a </text:span>mesma fonte<text:span text:style-name="T30"> e o mesmo </text:span>tamanho de fonte<text:span text:style-name="T30"> em todos os seus esboços;</text:span></text:p>
        </text:list-item>
        <text:list-item>
          <text:p text:style-name="P97">Guarde seus esboços<text:span text:style-name="T30">, seja caprichoso;</text:span></text:p>
        </text:list-item>
        <text:list-item>
          <text:p text:style-name="P96"><text:span text:style-name="T30"><text:s/>Escreve de forma que possa ler com uma </text:span>passada de olho<text:span text:style-name="T30">;</text:span></text:p>
        </text:list-item>
      </text:list>
      <text:p text:style-name="P90"/>
      <text:p text:style-name="P90"/>
      <text:p text:style-name="P90"/>
      <text:p text:style-name="P90">Guardar sermões no Github c:</text:p>
      <text:p text:style-name="P91"/>
      <text:p text:style-name="P91"/>
      <text:p text:style-name="P91">Henry Daniel</text:p>
      <text:p text:style-name="P88"/>
      <text:p text:style-name="P71"/>
      <text:p text:style-name="P118">1 Samuel 21:15</text:p>
      <text:p text:style-name="P72"/>
      <text:p text:style-name="P111"><text:span text:style-name="T73"/></text:p>
      <text:p text:style-name="P73"/>
      <text:p text:style-name="P56">Conclusão</text:p>
      <text:p text:style-name="P14"/>
      <text:p text:style-name="P14"><text:tab/>É o CLIMAX do sermão, na qual o objetivo constante do pregador atinge seu alvo em forma de uma impressão vigorosa.</text:p>
      <text:p text:style-name="P14">A conclusão é baseada no seu sermão pronto, sem introduzir novas ideias.</text:p>
      <text:p text:style-name="P14"/>
      <text:p text:style-name="P14">É Importante fazer a conclusão?</text:p>
      <text:p text:style-name="P14"/>
      <text:p text:style-name="P14">Recapitulação</text:p>
      <text:p text:style-name="P14"><text:tab/>Série de argumentos </text:p>
      <text:p text:style-name="P15">Ilustração</text:p>
      <text:p text:style-name="P15"><text:tab/>Conclusão suficiente.</text:p>
      <text:p text:style-name="P15">Aplicação ou apelo</text:p>
      <text:p text:style-name="P15"><text:tab/>O que essa verdade tem a ver comigo? Desafio. Chamado a Ação.</text:p>
      <text:p text:style-name="P15"/>
      <text:p text:style-name="P15"/>
      <text:p text:style-name="P15"/>
      <text:p text:style-name="P55">!!! 5 passos para a construção de um sermão. !!!</text:p>
      <text:p text:style-name="P1"/>
      <text:p text:style-name="P1"/>
      <text:p text:style-name="P1"><text:s/>@ ORAÇÃO -&gt; Nunca ore para pregar. Pois pregamos por que oramos.</text:p>
      <text:p text:style-name="P1"><text:s/></text:p>
      <text:p text:style-name="P1"><text:s/>!!! NÃO orar para pregar !!!</text:p>
      <text:p text:style-name="P1"><text:s/>Oração -&gt; Vida -&gt; Rotina -&gt; Normalidade</text:p>
      <text:p text:style-name="P1"><text:s/></text:p>
      <text:p text:style-name="P1"><text:s/>Em momentos de comunhão com Deus, N A T U R A L M E N T E, as ideias virão.</text:p>
      <text:p text:style-name="P1"><text:s/>A cada oportunidade no dia a dia pode ser uma oportunidade para ter ideias de pregação.</text:p>
      <text:p text:style-name="P1"><text:s/></text:p>
      <text:p text:style-name="P1"><text:s/>Algo a mais. Ser inspirado por Deus. Usando Técnicas. Sabendo construir um bom sermão.</text:p>
      <text:p text:style-name="P1"><text:s/></text:p>
      <text:p text:style-name="P1"/>
      <text:p text:style-name="P1"><text:s/>@ LEITURA -&gt; Quem lê a bíblia tem a cabeça fervillhando de Ideias para sermões.</text:p>
      <text:p text:style-name="P1"><text:s/></text:p>
      <text:p text:style-name="P1"><text:s/>!!!</text:p>
      <text:p text:style-name="P1"><text:s text:c="6"/>Não ser caçador de mensagens e versículos para encaixar na pregação</text:p>
      <text:p text:style-name="P1"><text:s/>!!!</text:p>
      <text:p text:style-name="P1"><text:s/></text:p>
      <text:p text:style-name="P1"><text:s/>Leitura sequencial da bíblia, de preferência não fazer leitura espaçada.</text:p>
      <text:p text:style-name="P1"><text:s/></text:p>
      <text:p text:style-name="P1"><text:s/></text:p>
      <text:p text:style-name="P1"><text:s/>@ OBSERVAÇÃO -&gt; Momento mais demorado e desgastante. (melhor parte)</text:p>
      <text:p text:style-name="P1"><text:s/></text:p>
      <text:p text:style-name="P1"><text:s/>TEXTO(s) -&gt; Observar o TEXTO (LEITURA DIRECIONADA)</text:p>
      <text:p text:style-name="P1"><text:s/></text:p>
      <text:p text:style-name="P1"><text:s/>Ler no mínimo 30 vezes.</text:p>
      <text:p text:style-name="P1"><text:s/>Alguns itens a serem observados</text:p>
      <text:p text:style-name="P1"><text:s/>- Contexto</text:p>
      <text:p text:style-name="P1"><text:s/>- Estilo Literário</text:p>
      <text:p text:style-name="P1"><text:s/>- Dados gramaticais</text:p>
      <text:p text:style-name="P1"><text:s/>- Dados geográficos</text:p>
      <text:p text:style-name="P1"><text:s/>- Dados culturais</text:p>
      <text:p text:style-name="P1"><text:s/>- Personagens</text:p>
      <text:p text:style-name="P1"><text:s/></text:p>
      <text:p text:style-name="P1"><text:s/>@ Contexto -&gt; Texto, Pós-texto e pré-texto</text:p>
      <text:p text:style-name="P1"><text:s/>- Texto = João 6</text:p>
      <text:p text:style-name="P1"><text:s/>- Pós-texto = João 7...</text:p>
      <text:p text:style-name="P1"><text:s/>- Pré-texto = João 5...</text:p>
      <text:p text:style-name="P1"><text:s/></text:p>
      <text:p text:style-name="P1"><text:s/>@ Estilo literário -&gt; É uma poesia? Uma Profecia? Um diálogo? Uma Narrativa? uma história?</text:p>
      <text:p text:style-name="P1"><text:s/>- João 6 = História / Narrativa</text:p>
      <text:p text:style-name="P1"><text:s/></text:p>
      <text:p text:style-name="P1"><text:s/>@ Dados gramaticais -&gt; Ponto de exclamação, pontos de interrogação, diálogos.</text:p>
      <text:p text:style-name="P1"><text:s/></text:p>
      <text:p text:style-name="P1"><text:s/>@ Dados geográficos -&gt; Cidades, rios, lugares, montanhas, paisagens.</text:p>
      <text:p text:style-name="P1"><text:s/>- Onde Jesus estava?</text:p>
      <text:p text:style-name="P1"><text:s/>- Qual era o cenário? Jogar uma imagem na cabeça das pessoas.</text:p>
      <text:p text:style-name="P1"><text:s/>- "Imaginem agora..."</text:p>
      <text:p text:style-name="P1"><text:soft-page-break/><text:s/></text:p>
      <text:p text:style-name="P1"><text:s/>@ Dados culturais -&gt; Como eram sacerdótes da época, e o pão?</text:p>
      <text:p text:style-name="P1"><text:s/>- Por exemplo casamento, como eram os casamentos naquela época?</text:p>
      <text:p text:style-name="P1"><text:s/></text:p>
      <text:p text:style-name="P1"><text:s/>@ Personagens -&gt; Quem eram? O que faziam, onde viviam?</text:p>
      <text:p text:style-name="P1"><text:s/></text:p>
      <text:p text:style-name="P1"><text:s/>MUST READ</text:p>
      <text:p text:style-name="P1"><text:s/>!!! Manual de usos e costumes da editora betânia !!!</text:p>
      <text:p text:style-name="P1"><text:s/></text:p>
      <text:p text:style-name="P1"><text:s/>!!!</text:p>
      <text:p text:style-name="P1"><text:s/>ProGrAMER</text:p>
      <text:p text:style-name="P1"><text:s/>WASD to navigate with the CURSOR</text:p>
      <text:p text:style-name="P1"><text:s/>Y to backspace</text:p>
      <text:p text:style-name="P1"><text:s/>U to delete</text:p>
      <text:p text:style-name="P1"><text:s/>I to insert</text:p>
      <text:p text:style-name="P1"><text:s/>R to replace</text:p>
      <text:p text:style-name="P1"><text:s/>Shift to select</text:p>
      <text:p text:style-name="P1"><text:s/></text:p>
      <text:p text:style-name="P1"><text:s/>!!!</text:p>
      <text:p text:style-name="P1"><text:s/></text:p>
      <text:p text:style-name="P1"><text:s/></text:p>
      <text:p text:style-name="P1"><text:s/>Anotações extras: ( NADA A VER COM A AULA )</text:p>
      <text:p text:style-name="P1"><text:s/>- O menino foi realmente chamado de Emanuel? Por que o nome dele não é Emanuel ao invés de Jesus?</text:p>
      <text:p text:style-name="P1"><text:s/>- Jesus realmente é filho de José? Não biologicamente, mas um pai presente?</text:p>
      <text:p text:style-name="P1"><text:s/></text:p>
      <text:p text:style-name="P1"><text:s/>@ Mateus 2.1-10</text:p>
      <text:p text:style-name="P1"><text:s/></text:p>
      <text:p text:style-name="P1"><text:s/>"A visita dos magos" Título segundo a versão NAA da bíblia</text:p>
      <text:p text:style-name="P1"><text:s/></text:p>
      <text:p text:style-name="P1"><text:s/></text:p>
      <text:p text:style-name="P1"><text:s/>Narrativa *</text:p>
      <text:p text:style-name="P1"><text:s/>Acontecimento =&gt; Jesus nasceu. (O Messias prometido)</text:p>
      <text:p text:style-name="P1"><text:s/>Local =&gt; Belém da Judeia -&gt; Lugar pequeno, mas com uma profecia/promessa grande.</text:p>
      <text:p text:style-name="P1"><text:s/>Rei dá Época: Rei Herodes de Jerusalém</text:p>
      <text:p text:style-name="P1"><text:s/>Magos do oriente de Jerusalém para adorá-lo</text:p>
      <text:p text:style-name="P1"><text:s/>Presentes dos magos. *</text:p>
      <text:p text:style-name="P1"><text:s/>Jerusalém = Personagem também</text:p>
      <text:p text:style-name="P1"><text:s/></text:p>
      <text:p text:style-name="P1"><text:s/></text:p>
      <text:p text:style-name="P1"><text:s/>Mini insight:</text:p>
      <text:p text:style-name="P1"><text:s/>-&gt; Herodes consultou a bíblia para saber onde Esse menino deveria nascer.</text:p>
      <text:p text:style-name="P1"><text:s/>-&gt; !!!Dando a entender que ele conhecia a história!!!</text:p>
      <text:p text:style-name="P1"><text:s/></text:p>
      <text:p text:style-name="P1">Another Insight:</text:p>
      <text:p text:style-name="P1"><text:s/>-&gt; Se Herodes acreditava na profecia que haveria de vir "o Guia". Ele tentou de certa forma anular a profecia. Mesmo acreditando.</text:p>
      <text:p text:style-name="P1"><text:s/>-&gt; Herodes não se submeteu às Escrituras e à profecia. Ele não abraçou a ideia do Messias.</text:p>
      <text:p text:style-name="P1"><text:s/>-&gt; Herodes então era claramente e </text:p>
      <text:p text:style-name="P1"><text:s/></text:p>
      <text:p text:style-name="P1"><text:s/></text:p>
      <text:p text:style-name="P1"><text:soft-page-break/><text:s/></text:p>
      <text:p text:style-name="P1"><text:s/></text:p>
      <text:p text:style-name="P1"><text:s/>@ Gênesis 28:10-16</text:p>
      <text:p text:style-name="P1"><text:s/></text:p>
      <text:p text:style-name="P1"><text:s/>Contexto: </text:p>
      <text:p text:style-name="P1"><text:s/>Jacó roubando a benção de Esaú na cara dura</text:p>
      <text:p text:style-name="P1"><text:s/>Jacó vai para a casa de Labão</text:p>
      <text:p text:style-name="P1"><text:s/>Jacó encontra, se apaixona, trabalha muito pra Labão e casa com as duas filhas dele.</text:p>
      <text:p text:style-name="P1"><text:s/></text:p>
      <text:p text:style-name="P1"><text:s/>Estilo literário: Narrativo e Profético? Visionário?</text:p>
      <text:p text:style-name="P1"><text:s/>Dados gramaticais: Exclamações de temor ao descobrir que Deus estava naquele lugar.</text:p>
      <text:p text:style-name="P1"><text:s/>Dados Geográficos: Berseba, Harã, "Certo lugar", Antes se chamava Luz, mas Jacó chamou de Betel.</text:p>
      <text:p text:style-name="P1"><text:s/>Dados culturais: Dormiu com a cabeça numa pedra, Jacó ungiu seu "travesseiro".</text:p>
      <text:p text:style-name="P1"><text:s/>Personagens: Família de Jacó, Esaú, Jacó, Deus, Anjos, Rebeca e Lia</text:p>
      <text:p text:style-name="P1"><text:s/></text:p>
      <text:p text:style-name="P1"><text:s/></text:p>
      <text:p text:style-name="P1"><text:s/>@ Interpretação do texto de Gênesis 28:10-16</text:p>
      <text:p text:style-name="P1"><text:s/></text:p>
      <text:p text:style-name="P1"><text:s/>&gt; Texto, o que você está me dizendo? (Puro e simples)</text:p>
      <text:p text:style-name="P1"><text:s/></text:p>
      <text:p text:style-name="P1"><text:s/>! Dúvida !</text:p>
      <text:p text:style-name="P1"><text:s/>&gt; Eu sou o Senhor, Deus de Abraão seu pai, e Deus de Isaque. (Jacó não era filho de Isaque?)</text:p>
      <text:p text:style-name="P1"><text:s/></text:p>
      <text:p text:style-name="P1"><text:s/>Jacó viu uma Escada que chegava até o Céu.</text:p>
      <text:p text:style-name="P1"><text:s/>Jacó viu anjos subiam e desciam por essa escada.</text:p>
      <text:p text:style-name="P1"><text:s/></text:p>
      <text:p text:style-name="P1"><text:s/>Deus fala com Jacó.</text:p>
      <text:p text:style-name="P1"><text:s/>Deus promete dar terras e multiplicar a descendência de Jacó.</text:p>
      <text:p text:style-name="P1"><text:s/>Deus promete estar com elee protege-lo sempre, onde quer que ele estivesse.</text:p>
      <text:p text:style-name="P1"><text:s/></text:p>
      <text:p text:style-name="P1"><text:s/>Jacó temeu a Deus</text:p>
      <text:p text:style-name="P1"><text:s/>Jacó fez um altar da pedra que usou para dormir e a ungiu com azeite.</text:p>
      <text:p text:style-name="P1"><text:s/>Jacó faz um voto com Deus.</text:p>
      <text:p text:style-name="P1"><text:s/></text:p>
      <text:p text:style-name="P1"><text:s/></text:p>
      <text:p text:style-name="P1"><text:s/>@ Interpretação de Isaías 6:1-</text:p>
      <text:p text:style-name="P1"><text:s/></text:p>
      <text:p text:style-name="P1"><text:s/>Deus impacta Isaías com uma visão.</text:p>
      <text:p text:style-name="P1"><text:s/></text:p>
      <text:p text:style-name="P1"><text:s/>&gt; Visão</text:p>
      <text:p text:style-name="P1"><text:s/>&gt; Transformação</text:p>
      <text:p text:style-name="P1"><text:s/>&gt; Vocação</text:p>
      <text:p text:style-name="P1"><text:s/></text:p>
      <text:p text:style-name="P1"><text:s/></text:p>
      <text:p text:style-name="P1"><text:s/>@ Interpretação de Filipenses:1</text:p>
      <text:p text:style-name="P1"><text:s/></text:p>
      <text:p text:style-name="P1"><text:s/>!!! Esmiuçar o texto. !!!</text:p>
      <text:p text:style-name="P1"><text:s/></text:p>
      <text:p text:style-name="P1"><text:s/>&gt; Paulo está feliz com a participação de Filipos na evangelização.</text:p>
      <text:p text:style-name="P1"><text:s/>&gt; Paulo está ciente da obra que Deus está realizando na vida dessa cidade</text:p>
      <text:p text:style-name="P1"><text:soft-page-break/><text:s/>&gt; Paulo pede para que Deus continue a boa obra que começou, conhecimento a cada um deles</text:p>
      <text:p text:style-name="P1"><text:s/></text:p>
      <text:p text:style-name="P1"><text:s/></text:p>
      <text:p text:style-name="P1"><text:s/>@ Somente o versículo 6</text:p>
      <text:p text:style-name="P1"><text:s/></text:p>
      <text:p text:style-name="P1"><text:s/>Estou certo de que aquele que começou a boa obra em vocês há de completá-la até o dia de Cristo Jesus.</text:p>
      <text:p text:style-name="P1"><text:s/></text:p>
      <text:p text:style-name="P1"><text:s/>&gt; Paulo tem PLENA convicção/certeza da boa obra de Jesus em Filipos.</text:p>
      <text:p text:style-name="P1"><text:s/>&gt; A BOA Obra é de Jesus.</text:p>
      <text:p text:style-name="P1"><text:s/>&gt; Jesus completará a obra ATÉ o dia de sua segunda vinda.</text:p>
      <text:p text:style-name="P1"><text:s/></text:p>
      <text:p text:style-name="P1"><text:s/>Não se esquecer de não aplicar ainda...</text:p>
      <text:p text:style-name="P1"><text:s/></text:p>
      <text:p text:style-name="P1"><text:s/>@ "Pregação não é um monte de informação."</text:p>
      <text:p text:style-name="P1"><text:s/></text:p>
      <text:p text:style-name="P1"><text:s/>Somente isso não basta. </text:p>
      <text:p text:style-name="P1"><text:s/></text:p>
      <text:p text:style-name="P1"><text:s/>!!! Caraca, você sabe muito, sabe muitos versículos de cabeça. Mas, e agora? o que eu faço? !!!</text:p>
      <text:p text:style-name="P1"><text:s/></text:p>
      <text:p text:style-name="P1"><text:s/>################# !!! EU VOU TRANSFORMAR VIDAS. !!! ######################</text:p>
      <text:p text:style-name="P1"><text:s/></text:p>
      <text:p text:style-name="P1"><text:s/></text:p>
      <text:p text:style-name="P1"><text:s/>@ Aplicação -&gt; O que isso tem a ver com a minha vida?</text:p>
      <text:p text:style-name="P1"><text:s/></text:p>
      <text:p text:style-name="P1"><text:s/>&gt; Pai</text:p>
      <text:p text:style-name="P1"><text:s/>&gt; Mãe</text:p>
      <text:p text:style-name="P1"><text:s/>&gt; Escola</text:p>
      <text:p text:style-name="P1"><text:s/>&gt; Amor</text:p>
      <text:p text:style-name="P1"><text:s/>&gt; Filhos</text:p>
      <text:p text:style-name="P1"><text:s/>&gt; Marido</text:p>
      <text:p text:style-name="P1"><text:s/>&gt; Emprego</text:p>
      <text:p text:style-name="P1"><text:s/>&gt; Dinheiro</text:p>
      <text:p text:style-name="P1"><text:s/>&gt; Saúde...</text:p>
      <text:p text:style-name="P1"><text:s/></text:p>
      <text:p text:style-name="P1"><text:s/></text:p>
      <text:p text:style-name="P1"><text:s/>@ Qual a relação da interpretação com essas coisas?</text:p>
      <text:p text:style-name="P1"><text:s/>@ E a vida real?</text:p>
      <text:p text:style-name="P1"><text:s/></text:p>
      <text:p text:style-name="P1"><text:s/></text:p>
      <text:p text:style-name="P1"><text:s/>!!! Próxima aula, vamos Juntar tudo! !!!</text:p>
      <text:p text:style-name="P1"><text:s/>Preparar um sermão de verdade.</text:p>
      <text:p text:style-name="P1"><text:s/></text:p>
      <text:p text:style-name="P1"/>
      <text:p text:style-name="P1"/>
      <text:p text:style-name="P1"/>
      <text:p text:style-name="P1"/>
      <text:p text:style-name="P1"><text:s/><text:span text:style-name="T1">======================================================================</text:span></text:p>
      <text:p text:style-name="P1"><text:soft-page-break/></text:p>
      <text:p text:style-name="P1"/>
      <text:p text:style-name="P3">06/04/2021</text:p>
      <text:p text:style-name="P16"/>
      <text:p text:style-name="P8">Pregação.</text:p>
      <text:p text:style-name="P17"/>
      <text:p text:style-name="P16"><text:span text:style-name="T8">IMPACTAR </text:span>o leitor <text:span text:style-name="T17">imediatamente</text:span>.</text:p>
      <text:p text:style-name="P16">&gt; <text:span text:style-name="T10">Continuidade</text:span> de pensamento, <text:span text:style-name="T10">progressão</text:span> para um alvo.</text:p>
      <text:p text:style-name="P16"/>
      <text:p text:style-name="P18">Um <text:span text:style-name="T9">começo</text:span> <text:span text:style-name="T9">meio</text:span> e <text:span text:style-name="T9">fim</text:span>, uma estrutura <text:span text:style-name="T9">organizada</text:span> para passar a mensagem desejada.</text:p>
      <text:p text:style-name="P18">As pessoas <text:span text:style-name="T9">precisam</text:span> saber o que você falou.</text:p>
      <text:p text:style-name="P18">As pessoas <text:span text:style-name="T9">precisam</text:span> saber o ponto central.</text:p>
      <text:p text:style-name="P18"/>
      <text:p text:style-name="P18"/>
      <text:p text:style-name="P19">&gt; Um sermão precisa ter uma e<text:span text:style-name="T19">o</text:span>strutura para que ele não vire uma bolha ou um aglomerado de informações sem sentido.</text:p>
      <text:p text:style-name="P19"/>
      <text:p text:style-name="P19">Exemplo de estrutura:</text:p>
      <text:list xml:id="list2066790486" text:style-name="L3">
        <text:list-item>
          <text:p text:style-name="P84"><text:span text:style-name="T2">Texto</text:span> </text:p>
        </text:list-item>
        <text:list-item>
          <text:p text:style-name="P85">Tema</text:p>
        </text:list-item>
        <text:list-item>
          <text:p text:style-name="P83">Introdução</text:p>
        </text:list-item>
        <text:list-item>
          <text:p text:style-name="P84">Divisão principal</text:p>
          <text:list>
            <text:list-item>
              <text:p text:style-name="P98">Subdivisão</text:p>
              <text:list>
                <text:list-item>
                  <text:p text:style-name="P98">Discussão</text:p>
                </text:list-item>
              </text:list>
            </text:list-item>
            <text:list-item>
              <text:p text:style-name="P98">Segunda subdivisão</text:p>
              <text:list>
                <text:list-item>
                  <text:p text:style-name="P98">Discussão</text:p>
                </text:list-item>
              </text:list>
            </text:list-item>
            <text:list-item>
              <text:p text:style-name="P98">Transição</text:p>
            </text:list-item>
          </text:list>
        </text:list-item>
      </text:list>
      <text:list xml:id="list1654017439" text:style-name="L4">
        <text:list-item>
          <text:p text:style-name="P86">Segunda Divisão principal</text:p>
          <text:list>
            <text:list-item>
              <text:p text:style-name="P99">Subdivisão</text:p>
              <text:list>
                <text:list-item>
                  <text:p text:style-name="P99">Discussão</text:p>
                </text:list-item>
              </text:list>
            </text:list-item>
            <text:list-item>
              <text:p text:style-name="P99">Segunda subdivisão</text:p>
              <text:list>
                <text:list-item>
                  <text:p text:style-name="P99">Discussão</text:p>
                </text:list-item>
              </text:list>
            </text:list-item>
            <text:list-item>
              <text:p text:style-name="P99">Transição</text:p>
            </text:list-item>
          </text:list>
        </text:list-item>
      </text:list>
      <text:list xml:id="list1621070774" text:style-name="L5">
        <text:list-item>
          <text:p text:style-name="P87">Conclusão</text:p>
        </text:list-item>
      </text:list>
      <text:p text:style-name="P18"/>
      <text:p text:style-name="P18">Estrutura que facilita o desenvolvimento da mensagem</text:p>
      <text:p text:style-name="P18"/>
      <text:p text:style-name="P18">Quando não há estrutura, o sermão não tem vida e acaba sendo informações jogadas ao vento, deixando o ouvinte desnorteado.</text:p>
      <text:p text:style-name="P21"/>
      <text:p text:style-name="P57">Começando o esboço</text:p>
      <text:p text:style-name="P23"/>
      <text:p text:style-name="P23">O Texto sendo a fundação. Precisa ficar <text:span text:style-name="T2">claro</text:span> ao ouvinte. O Texto é o <text:span text:style-name="T2">norte.</text:span></text:p>
      <text:p text:style-name="P24">&gt; O texto é mais importante do que as frases de efeito.</text:p>
      <text:p text:style-name="P24">&gt; Exalte o texto</text:p>
      <text:p text:style-name="P24">&gt; Extraia o texto</text:p>
      <text:p text:style-name="P24">&gt; Uau, esse texto faz mais sentido, preciso aplicar a minha vida.</text:p>
      <text:p text:style-name="P24">&gt; Encantar as pessoas com o texto.</text:p>
      <text:p text:style-name="P24"/>
      <text:p text:style-name="P23"><text:line-break/><text:line-break/><text:span text:style-name="T11">TEXTO</text:span><text:span text:style-name="T14"> – <text:s/></text:span><text:span text:style-name="T18">Fundamento</text:span></text:p>
      <text:p text:style-name="P24"/>
      <text:p text:style-name="P22">&gt; Como escolher um texto</text:p>
      <text:list xml:id="list3038982575" text:style-name="L6">
        <text:list-item>
          <text:p text:style-name="P100">Marcante</text:p>
        </text:list-item>
        <text:list-item>
          <text:p text:style-name="P100">Momento importante – <text:span text:style-name="T13">(Gerar curiosidade)</text:span></text:p>
        </text:list-item>
        <text:list-item>
          <text:p text:style-name="P100">Breve</text:p>
        </text:list-item>
        <text:list-item>
          <text:p text:style-name="P100">Contar a história novamente</text:p>
        </text:list-item>
        <text:list-item>
          <text:p text:style-name="P76">Seja criativo</text:p>
        </text:list-item>
      </text:list>
      <text:p text:style-name="P20"/>
      <text:p text:style-name="P38">#Escolher 10 Textos para pregações <text:s/></text:p>
      <text:p text:style-name="P16"/>
      <text:p text:style-name="P25"/>
      <text:p text:style-name="P39"><text:span text:style-name="T10">TEMA</text:span> – <text:span text:style-name="T17">Ideia principal e o objetivo</text:span></text:p>
      <text:p text:style-name="P39"/>
      <text:p text:style-name="P16"/>
      <text:p text:style-name="P39">Se as pessoas não souberem que você tem uma ideia principal, as pessoas tendem a não ouvir.</text:p>
      <text:p text:style-name="P39"/>
      <text:p text:style-name="P39">O tema deve ser</text:p>
      <text:list xml:id="list4131768947" text:style-name="L7">
        <text:list-item>
          <text:p text:style-name="P101">Estimulante ao ouvinte</text:p>
        </text:list-item>
        <text:list-item>
          <text:p text:style-name="P101">Despertar interesse, “poxa, quero ouvir isso”</text:p>
        </text:list-item>
        <text:list-item>
          <text:p text:style-name="P101">“Quero ouvir sobre isso”</text:p>
        </text:list-item>
        <text:list-item>
          <text:p text:style-name="P101">Claro – sem enrolação, palavras desconhecidas e complexas</text:p>
        </text:list-item>
      </text:list>
      <text:p text:style-name="P39"/>
      <text:p text:style-name="P39">&gt; É igual piada, se tu precisar explicar, tá ruim.</text:p>
      <text:p text:style-name="P40">&gt; Não ser criativo demais, simples e eficiente (não ser legalzão demais)</text:p>
      <text:p text:style-name="P40"/>
      <text:p text:style-name="P40"/>
      <text:p text:style-name="P41">Cultive sua criatividade. Leia.</text:p>
      <text:p text:style-name="P45"/>
      <text:p text:style-name="P45"/>
      <text:p text:style-name="P45">Alguns tipos de tema</text:p>
      <text:list xml:id="list943572759" text:style-name="L8">
        <text:list-item>
          <text:p text:style-name="P102">Interrogativo – vai ter uma pergunta (céu ou inferno, qual sua escolha?)</text:p>
          <text:list>
            <text:list-item>
              <text:p text:style-name="P102">Simplesmente uma pergunta</text:p>
            </text:list-item>
            <text:list-item>
              <text:p text:style-name="P102">Colocar o ouvinte contra a parede</text:p>
            </text:list-item>
            <text:list-item>
              <text:p text:style-name="P102">Deixe o em dúvida</text:p>
            </text:list-item>
            <text:list-item>
              <text:p text:style-name="P103">Trazer respostas</text:p>
            </text:list-item>
          </text:list>
        </text:list-item>
        <text:list-item>
          <text:p text:style-name="P102">Lógico – Causa e efeito (O que o homem semear, ceifará)</text:p>
          <text:list>
            <text:list-item>
              <text:p text:style-name="P102">Explicativo</text:p>
            </text:list-item>
            <text:list-item>
              <text:p text:style-name="P104">Acontecimento que gera outro acontecimento</text:p>
            </text:list-item>
          </text:list>
        </text:list-item>
      </text:list>
      <text:p text:style-name="P46"/>
      <text:list xml:id="list63403304924374" text:continue-numbering="true" text:style-name="L8">
        <text:list-item>
          <text:p text:style-name="P105"><text:soft-page-break/>Imperativos – Verbo no modo imperativo “Não seja incrédulo”</text:p>
          <text:list>
            <text:list-item>
              <text:p text:style-name="P105">Exigir do ouvinte uma atitude.</text:p>
            </text:list-item>
            <text:list-item>
              <text:p text:style-name="P105">Mandamento, ordem.</text:p>
            </text:list-item>
          </text:list>
        </text:list-item>
        <text:list-item>
          <text:p text:style-name="P105">Enfáticos – Realçar um aspecto específico “Sua família precisa disso.”</text:p>
          <text:list>
            <text:list-item>
              <text:p text:style-name="P105">O que ele realmente precisa saber?</text:p>
            </text:list-item>
            <text:list-item>
              <text:p text:style-name="P105">O que ele não pode esquecer?</text:p>
            </text:list-item>
            <text:list-item>
              <text:p text:style-name="P105">Não se comprometer com quantidade de pontos <text:span text:style-name="T15">a serem pregados</text:span></text:p>
            </text:list-item>
          </text:list>
        </text:list-item>
        <text:list-item>
          <text:p text:style-name="P106">Geral – Abrange um assunto de forma geral sem especificá-lo “Amor”, “Fé”, etc.</text:p>
        </text:list-item>
      </text:list>
      <text:p text:style-name="P47"/>
      <text:p text:style-name="P48">Exercício – Escolher um tema para um sermão baseado em</text:p>
      <text:list xml:id="list2454997401" text:style-name="L9">
        <text:list-item>
          <text:p text:style-name="P107">GN 2<text:span text:style-name="T16">8</text:span>:10-16</text:p>
        </text:list-item>
        <text:list-item>
          <text:p text:style-name="P107">MT 2:1-10</text:p>
        </text:list-item>
        <text:list-item>
          <text:p text:style-name="P107">AT 2:1-10</text:p>
        </text:list-item>
        <text:list-item>
          <text:p text:style-name="P107">1 Ts 5:1-3</text:p>
        </text:list-item>
        <text:list-item>
          <text:p text:style-name="P107">AP 2:1-7</text:p>
        </text:list-item>
      </text:list>
      <text:p text:style-name="P48"/>
      <text:p text:style-name="P48"/>
      <text:p text:style-name="P48">Temas escolhidos</text:p>
      <text:list xml:id="list3824159975" text:style-name="L10">
        <text:list-item>
          <text:p text:style-name="P108">Deus também te escolheu. / Você também faz parte dessa promessa. GN 28:10-16</text:p>
        </text:list-item>
        <text:list-item>
          <text:p text:style-name="P109">A promessa se cumpriu</text:p>
        </text:list-item>
        <text:list-item>
          <text:p text:style-name="P112"><text:span text:style-name="T67">Sejamos também t</text:span><text:span text:style-name="T66">estemunhas d</text:span><text:span text:style-name="T67">o</text:span><text:span text:style-name="T66"> propósito</text:span></text:p>
        </text:list-item>
        <text:list-item>
          <text:p text:style-name="P110">Misleading…</text:p>
        </text:list-item>
        <text:list-item>
          <text:p text:style-name="P110">no idea...</text:p>
        </text:list-item>
      </text:list>
      <text:p text:style-name="P49"/>
      <text:p text:style-name="P49"/>
      <text:p text:style-name="P4"><text:span text:style-name="T9">Introdução</text:span> – <text:span text:style-name="T17">Preparação </text:span><text:span text:style-name="T20"><text:s/>“</text:span><text:span text:style-name="T21">Pintar uma IMAGEM na cabeça das pessoas.”</text:span></text:p>
      <text:p text:style-name="P4"/>
      <text:p text:style-name="P26">É Difícil.</text:p>
      <text:p text:style-name="P26"/>
      <text:p text:style-name="P27">“O pregador começou por fazer um alicerce para um arranha-céu, mas acabou construindo apenas um galinheiro”<text:line-break/></text:p>
      <text:p text:style-name="P26">Uma boa introdução dá ao pregador</text:p>
      <text:list xml:id="list2673904033" text:style-name="L11">
        <text:list-item>
          <text:p text:style-name="P77">Segurança</text:p>
        </text:list-item>
        <text:list-item>
          <text:p text:style-name="P77">Tranquilidade</text:p>
        </text:list-item>
        <text:list-item>
          <text:p text:style-name="P77">Firmeza</text:p>
        </text:list-item>
        <text:list-item>
          <text:p text:style-name="P77">Liberdade</text:p>
        </text:list-item>
      </text:list>
      <text:p text:style-name="P26"/>
      <text:p text:style-name="P28"><text:span text:style-name="T17">Os 2 primeiros minutos precisam preparar os ouvintes</text:span> para ouvir sua pregação. Explicando o que vai ser falado na pregação.</text:p>
      <text:p text:style-name="P28"/>
      <text:p text:style-name="P28">&gt; Vou falar sobre…</text:p>
      <text:p text:style-name="P28">&gt; Como vou falar sobre a vida de Pedro. <text:span text:style-name="T10">Direcionar</text:span> o ouvinte.</text:p>
      <text:p text:style-name="P28">&gt; Vou focar na vida de pedro, sua chamada, caminhada com Jesus e sua vida Depois da ascensão de Jesus.</text:p>
      <text:p text:style-name="P28"/>
      <text:p text:style-name="P33">Precisa causar curiosidade no ouvinte.</text:p>
      <text:p text:style-name="P28"/>
      <text:p text:style-name="P28">“Se você ouvir essa mensagem sobre a vida de Pedro, sua vida espiritual nunca mais será a mesma.”</text:p>
      <text:p text:style-name="P28"/>
      <text:p text:style-name="P28">&gt; Será importante para você. Será importante para a igreja. <text:span text:style-name="T17">Importância</text:span></text:p>
      <text:p text:style-name="P29"><text:soft-page-break/>Formas para montar uma introdução</text:p>
      <text:list xml:id="list4172287157" text:style-name="L12">
        <text:list-item>
          <text:p text:style-name="P78"><text:span text:style-name="T17">Ilustrativa</text:span> – Uso de uma ilustração na introdução</text:p>
          <text:list>
            <text:list-item>
              <text:p text:style-name="P78">Trazer nossa mensagem para mais perto das pessoas</text:p>
            </text:list-item>
            <text:list-item>
              <text:p text:style-name="P78">Relacionar o sermão a situações da vida</text:p>
            </text:list-item>
            <text:list-item>
              <text:p text:style-name="P78">Uso de experiências comuns aos homens</text:p>
            </text:list-item>
            <text:list-item>
              <text:p text:style-name="P79">O <text:span text:style-name="T9">foco</text:span> <text:span text:style-name="T10">não</text:span> é a ilustração</text:p>
            </text:list-item>
          </text:list>
        </text:list-item>
        <text:list-item>
          <text:p text:style-name="P78"><text:span text:style-name="T17">Definição</text:span> – Explicação detalha de um determinado conceito.</text:p>
          <text:list>
            <text:list-item>
              <text:p text:style-name="P79">Significados de símbolos</text:p>
            </text:list-item>
            <text:list-item>
              <text:p text:style-name="P79">Evolução linguística, histórica, etc</text:p>
            </text:list-item>
            <text:list-item>
              <text:p text:style-name="P79">Motivo histórico, contextual, etc</text:p>
            </text:list-item>
          </text:list>
        </text:list-item>
        <text:list-item>
          <text:p text:style-name="P78"><text:span text:style-name="T17">Interrogação</text:span> – Uma pergunta (deverá ser respondida no sermão).</text:p>
          <text:list>
            <text:list-item>
              <text:p text:style-name="P79"><text:span text:style-name="T2">Quem</text:span> era Ana? <text:span text:style-name="T2">O que</text:span> Deus fez na vida de Ana?</text:p>
            </text:list-item>
            <text:list-item>
              <text:p text:style-name="P79">Calma e sem pressa</text:p>
            </text:list-item>
            <text:list-item>
              <text:p text:style-name="P79"><text:span text:style-name="T9">Jogar perguntas</text:span> para <text:span text:style-name="T2">preparar</text:span> o caminho para o resto da pregação</text:p>
            </text:list-item>
          </text:list>
        </text:list-item>
        <text:list-item>
          <text:p text:style-name="P78"><text:span text:style-name="T17">Alusão Histórica</text:span> – Explicar o contexto histórico.</text:p>
          <text:list>
            <text:list-item>
              <text:p text:style-name="P79">Contexto como: Época, país, costumes, tradições, etc.</text:p>
            </text:list-item>
            <text:list-item>
              <text:p text:style-name="P79">Relação entre os Judeus e os Samaritanos</text:p>
            </text:list-item>
            <text:list-item>
              <text:p text:style-name="P79">Relação entre os homens e as mulheres, a lei acerca do casamento</text:p>
            </text:list-item>
            <text:list-item>
              <text:p text:style-name="P79">A origem do poço de Jacó</text:p>
            </text:list-item>
          </text:list>
        </text:list-item>
      </text:list>
      <text:p text:style-name="P31"/>
      <text:p text:style-name="P31"/>
      <text:p text:style-name="P10">Fazer uma introdução para a próxima aula.</text:p>
      <text:p text:style-name="P30"/>
      <text:p text:style-name="P30"/>
      <text:p text:style-name="P9"/>
      <text:p text:style-name="P58">13/04/2021</text:p>
      <text:p text:style-name="P30"/>
      <text:p text:style-name="P32">Não somos “crentes” Somos Discípulos (Aprendizes de Jesus)</text:p>
      <text:p text:style-name="P32">Jesus não chamava homens para serem seguidores, mas <text:span text:style-name="T17">discípulos.</text:span></text:p>
      <text:p text:style-name="P34"/>
      <text:p text:style-name="P34">Você sabe as características de um discípulo?</text:p>
      <text:p text:style-name="P34"/>
      <text:p text:style-name="P34"/>
      <text:p text:style-name="P50">SIMETRIA</text:p>
      <text:p text:style-name="P50"/>
      <text:p text:style-name="P50">&gt; Tópicos principais</text:p>
      <text:p text:style-name="P50">1 – Condenação</text:p>
      <text:p text:style-name="P50">2 – Jesus</text:p>
      <text:p text:style-name="P50">3 – Liberdade</text:p>
      <text:p text:style-name="P50">(palavra, palavra, palavra)</text:p>
      <text:p text:style-name="P50"/>
      <text:p text:style-name="P50"/>
      <text:p text:style-name="P50">&gt; Subtópicos principais – desenvolver as ideias dos tópicos principais</text:p>
      <text:p text:style-name="P50">1 – Que condenação?</text:p>
      <text:p text:style-name="P50">2 – Quem está condenado?</text:p>
      <text:p text:style-name="P50">3 – Por que estamos condenados?</text:p>
      <text:p text:style-name="P50">…</text:p>
      <text:p text:style-name="P50"/>
      <text:p text:style-name="P50"/>
      <text:p text:style-name="P51">Continuando a aula</text:p>
      <text:p text:style-name="P51"/>
      <text:p text:style-name="P51">“Ao final dos pontos colocar alguma aplicação para a vida normal das pessoas.”</text:p>
      <text:p text:style-name="P51"/>
      <text:p text:style-name="P51">Deixar de fumar, Deixar de se embriagar… apenas exemplos, mas com cuidado.</text:p>
      <text:p text:style-name="P51">Não deixar a aplicação para o final do sermão, todo o sermão deve ter aplicações.</text:p>
      <text:p text:style-name="P51"/>
      <text:p text:style-name="P51"/>
      <text:p text:style-name="P50"/>
      <text:p text:style-name="P42">Como montar e <text:span text:style-name="T22">usar o esboço.</text:span><text:span text:style-name="T24"> </text:span></text:p>
      <text:p text:style-name="P52"/>
      <text:p text:style-name="P43"><text:span text:style-name="T23">Escolher um texto da bíblia e fazer uma </text:span><text:span text:style-name="T3">introdução</text:span><text:span text:style-name="T26">.</text:span></text:p>
      <text:list xml:id="list803085659" text:style-name="L13">
        <text:list-item>
          <text:p text:style-name="P80">Texto</text:p>
        </text:list-item>
        <text:list-item>
          <text:p text:style-name="P80">Tema</text:p>
        </text:list-item>
        <text:list-item>
          <text:p text:style-name="P80">Introdução</text:p>
        </text:list-item>
      </text:list>
      <text:list xml:id="list3693913363" text:style-name="L14">
        <text:list-item>
          <text:p text:style-name="P81">Tópicos principais</text:p>
        </text:list-item>
        <text:list-item>
          <text:p text:style-name="P81">Subtópicos</text:p>
        </text:list-item>
      </text:list>
      <text:p text:style-name="P35"/>
      <text:p text:style-name="P35"/>
      <text:p text:style-name="P35"/>
      <text:p text:style-name="P35"/>
      <text:p text:style-name="P59">&gt; Meu sermão incrível</text:p>
      <text:p text:style-name="P36"/>
      <text:p text:style-name="P44"><text:span text:style-name="T26">Texto: Isaías 61:1 – </text:span><text:span text:style-name="T27">As boas-novas da salvação – </text:span><text:span text:style-name="T29">NAA, Nova Almeida Atualizada</text:span></text:p>
      <text:p text:style-name="P37"/>
      <text:p text:style-name="P6">Esse texto confirmado por Jesus no começo do seu sermão do monte:</text:p>
      <text:p text:style-name="P7"><text:span text:style-name="T23">“</text:span><text:span text:style-name="T26">– </text:span><text:span text:style-name="T28">Bem-aventurados os </text:span><text:span text:style-name="T25">pobres em espírito</text:span><text:span text:style-name="T28">, porque </text:span><text:span text:style-name="T25">deles</text:span><text:span text:style-name="T28"> </text:span><text:span text:style-name="T25">é o </text:span><text:span text:style-name="T12">Reino dos Céus</text:span><text:span text:style-name="T28">.”</text:span></text:p>
      <text:p text:style-name="P6"/>
      <text:p text:style-name="P11"><text:span text:style-name="T23">“</text:span><text:span text:style-name="T60">1</text:span><text:span text:style-name="T23"> </text:span><text:span text:style-name="T61">O </text:span><text:span text:style-name="T4">espírito</text:span><text:span text:style-name="T23"> do Senhor Deus </text:span><text:span text:style-name="T4">está</text:span><text:span text:style-name="T23"> </text:span><text:span text:style-name="T61">sobre mim</text:span><text:span text:style-name="T23">, </text:span><text:span text:style-name="T62">porque</text:span><text:span text:style-name="T23"> o Senhor </text:span><text:span text:style-name="T5">me ungiu</text:span><text:span text:style-name="T23"> </text:span><text:span text:style-name="T62">para </text:span><text:span text:style-name="T5">pregar</text:span><text:span text:style-name="T23"> </text:span><text:span text:style-name="T5">boas-novas</text:span><text:span text:style-name="T23"> aos pobres, </text:span><text:span text:style-name="T6">enviou-me</text:span><text:span text:style-name="T23"> a </text:span><text:span text:style-name="T6">curar</text:span><text:span text:style-name="T63"> os quebrantados de coração</text:span><text:span text:style-name="T23">, a </text:span><text:span text:style-name="T7">proclamar</text:span><text:span text:style-name="T23"> </text:span><text:span text:style-name="T64">libertação</text:span><text:span text:style-name="T23"> aos </text:span><text:span text:style-name="T64">cativos</text:span><text:span text:style-name="T23"> e a </text:span><text:span text:style-name="T3">pôr</text:span><text:span text:style-name="T23"> </text:span><text:span text:style-name="T3">em</text:span><text:span text:style-name="T23"> </text:span><text:span text:style-name="T7">liberdade</text:span><text:span text:style-name="T23"> os </text:span><text:span text:style-name="T64">algemados</text:span><text:span text:style-name="T23">,<text:line-break/></text:span><text:span text:style-name="T60">2</text:span><text:span text:style-name="T33"> a </text:span><text:span text:style-name="T36">apregoar</text:span><text:span text:style-name="T33"> o </text:span><text:span text:style-name="T35">ano aceitável do Senhor</text:span><text:span text:style-name="T33"> e o dia da </text:span><text:span text:style-name="T35">vingança do nosso Deus</text:span><text:span text:style-name="T33">, a </text:span><text:span text:style-name="T37">consolar</text:span><text:span text:style-name="T33"> </text:span><text:span text:style-name="T37">todos</text:span><text:span text:style-name="T33"> os que </text:span><text:span text:style-name="T43">choram</text:span><text:span text:style-name="T33"><text:line-break/></text:span><text:span text:style-name="T60">3</text:span><text:span text:style-name="T33"> </text:span><text:span text:style-name="T32">e</text:span><text:span text:style-name="T33"> a </text:span><text:span text:style-name="T38">pôr</text:span><text:span text:style-name="T44"> </text:span><text:span text:style-name="T38">sobre</text:span><text:span text:style-name="T33"> </text:span><text:span text:style-name="T44">os que choram</text:span><text:span text:style-name="T33"> em Sião </text:span><text:span text:style-name="T44">uma coroa</text:span><text:span text:style-name="T33"> em vez de </text:span><text:span text:style-name="T44">cinzas</text:span><text:span text:style-name="T33">, </text:span><text:span text:style-name="T45">óleo de alegria</text:span><text:span text:style-name="T33"> em vez de </text:span><text:span text:style-name="T45">pranto</text:span><text:span text:style-name="T33">, </text:span><text:span text:style-name="T46">manto de louvor</text:span><text:span text:style-name="T33"> em vez de </text:span><text:span text:style-name="T46">pranto</text:span><text:span text:style-name="T33">, </text:span><text:span text:style-name="T47">manto de louvor</text:span><text:span text:style-name="T33"> em vez de </text:span><text:span text:style-name="T47">espírito angustiado</text:span><text:span text:style-name="T33">. Eles </text:span><text:span text:style-name="T39">serão</text:span><text:span text:style-name="T48"> </text:span><text:span text:style-name="T39">chamados</text:span><text:span text:style-name="T48"> carvalhos de justiça</text:span><text:span text:style-name="T33">, </text:span><text:span text:style-name="T39">plantados</text:span><text:span text:style-name="T33"> pelo </text:span><text:span text:style-name="T48">Senhor</text:span><text:span text:style-name="T33"> </text:span><text:span text:style-name="T42">para</text:span><text:span text:style-name="T49"> a</text:span><text:span text:style-name="T33"> </text:span><text:span text:style-name="T49">sua</text:span><text:span text:style-name="T33"> </text:span><text:span text:style-name="T49">glória.</text:span><text:span text:style-name="T33">”</text:span></text:p>
      <text:p text:style-name="P11"><text:span text:style-name="T33"><text:line-break/>&gt; </text:span><text:span text:style-name="T41">Algumas perguntas que me vieram à mente:</text:span></text:p>
      <text:list xml:id="list1990920946" text:style-name="L15">
        <text:list-item>
          <text:p text:style-name="P92"><text:span text:style-name="T33">Quem é pobre em espírito? Não somos </text:span><text:span text:style-name="T40">TODOS</text:span><text:span text:style-name="T33"> pobres em espírito? Do que Jesus está falando aqui então? Somos todos salvos por sermos pobres em espírito?</text:span></text:p>
        </text:list-item>
        <text:list-item>
          <text:p text:style-name="P113">Deles é o Reino dos Céus? Como assim?</text:p>
        </text:list-item>
        <text:list-item>
          <text:p text:style-name="P113">Será que tem alguma suposta contradição aqui que podemos explorar para dar sentido a essa afirmação de Jesus com base em algum outro texto? (com certeza tem, mas não faço ideia</text:p>
        </text:list-item>
      </text:list>
      <text:p text:style-name="P53"/>
      <text:p text:style-name="P53">Ainda não sei o tema, mas eu gostei do texto e de como cheguei até ele</text:p>
      <text:p text:style-name="P53">&gt; TEMA: “”</text:p>
      <text:p text:style-name="P53"/>
      <text:p text:style-name="P13"><text:span text:style-name="T33">Palavras chaves: (O Espírito é o centro dessa passagem </text:span><text:span text:style-name="T34">pelo que percebi</text:span><text:span text:style-name="T33">)</text:span></text:p>
      <text:list xml:id="list3215598210" text:style-name="L16">
        <text:list-item>
          <text:p text:style-name="P114"><text:span text:style-name="T51">O Espírito </text:span><text:span text:style-name="T54">está</text:span><text:span text:style-name="T51"> sobre mim → </text:span><text:span text:style-name="T54">porque</text:span><text:span text:style-name="T51"> me ungiu para pregar boas novas.</text:span></text:p>
        </text:list-item>
        <text:list-item>
          <text:p text:style-name="P115"><text:span text:style-name="T50">O Espírito </text:span><text:span text:style-name="T53">enviou-me</text:span><text:span text:style-name="T50"> </text:span><text:span text:style-name="T52">para</text:span></text:p>
          <text:list>
            <text:list-item>
              <text:p text:style-name="P115"><text:span text:style-name="T55">C</text:span><text:span text:style-name="T53">urar</text:span><text:span text:style-name="T50"> </text:span><text:span text:style-name="T57">quebrantados de coração</text:span></text:p>
            </text:list-item>
            <text:list-item>
              <text:p text:style-name="P115"><text:span text:style-name="T55">Pôr em liberdade</text:span><text:span text:style-name="T52"> </text:span><text:span text:style-name="T58">os algemados</text:span></text:p>
            </text:list-item>
            <text:list-item>
              <text:p text:style-name="P115"><text:span text:style-name="T55">Apregoar</text:span><text:span text:style-name="T52"> </text:span><text:span text:style-name="T58">o ano aceitável do senhor </text:span><text:span text:style-name="T52">e </text:span><text:span text:style-name="T58">o dia da vingança do nosso Deus.</text:span></text:p>
            </text:list-item>
            <text:list-item>
              <text:p text:style-name="P115"><text:span text:style-name="T59">Consolar</text:span><text:span text:style-name="T58"> todos </text:span><text:span text:style-name="T52">os que</text:span><text:span text:style-name="T58"> choram.</text:span></text:p>
            </text:list-item>
          </text:list>
        </text:list-item>
        <text:list-item>
          <text:p text:style-name="P116"><text:span text:style-name="T50">O Espírito </text:span><text:span text:style-name="T57">também</text:span><text:span text:style-name="T50"> </text:span><text:span text:style-name="T53">enviou-me</text:span><text:span text:style-name="T50"> para</text:span></text:p>
          <text:list>
            <text:list-item>
              <text:p text:style-name="P116"><text:span text:style-name="T53">Coroa</text:span><text:span text:style-name="T50"> no lugar de </text:span><text:span text:style-name="T53">cinzas</text:span></text:p>
            </text:list-item>
            <text:list-item>
              <text:p text:style-name="P117"><text:span text:style-name="T53">Óleo de alegria</text:span><text:span text:style-name="T56"> no lugar do </text:span><text:span text:style-name="T53">pranto</text:span></text:p>
            </text:list-item>
            <text:list-item>
              <text:p text:style-name="P117"><text:span text:style-name="T53">Manto de louvor</text:span><text:span text:style-name="T56"> no lugar de </text:span><text:span text:style-name="T53">pranto</text:span></text:p>
            </text:list-item>
            <text:list-item>
              <text:p text:style-name="P117"><text:span text:style-name="T53">Manto de louvor</text:span><text:span text:style-name="T56"> no lugar de </text:span><text:span text:style-name="T53">espírito angustiado</text:span></text:p>
            </text:list-item>
          </text:list>
        </text:list-item>
        <text:list-item>
          <text:p text:style-name="P117"><text:span text:style-name="T56">Serão chamados de </text:span><text:span text:style-name="T53">carvalhos de justiça</text:span><text:span text:style-name="T56">, </text:span><text:span text:style-name="T53">plantados</text:span><text:span text:style-name="T56"> PELO Senhor </text:span><text:span text:style-name="T53">para</text:span><text:span text:style-name="T56"> a SUA glória</text:span></text:p>
        </text:list-item>
      </text:list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2a6099" loext:opacity="100%" fo:font-style="italic" fo:font-weight="bold" style:font-style-asian="italic" style:font-weight-asian="bold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1-04-28T06:34:01.899000000</dc:date>
    <meta:editing-duration>PT4H3M32S</meta:editing-duration>
    <meta:editing-cycles>25</meta:editing-cycles>
    <meta:document-statistic meta:table-count="0" meta:image-count="0" meta:object-count="0" meta:page-count="12" meta:paragraph-count="390" meta:word-count="2455" meta:character-count="13959" meta:non-whitespace-character-count="11696"/>
  </office:meta>
</office:document-meta>
</file>